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D740000026822845FF4672BD778.png" manifest:media-type="image/png"/>
  <manifest:file-entry manifest:full-path="Pictures/10000201000001BC00000268A4DB9110F298C14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Arial3" svg:font-family="Arial" style:font-family-generic="modern" style:font-pitch="variable"/>
    <style:font-face style:name="Liberation Mono1" svg:font-family="'Liberation Mono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Modelo_25_20Slides-title">
      <style:graphic-properties draw:stroke="none" draw:fill="none" draw:fill-color="#ffffff" draw:textarea-horizontal-align="justify" draw:textarea-vertical-align="middle" draw:auto-grow-height="true" draw:auto-grow-width="false" fo:min-height="5.08cm" fo:min-width="0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odelo_25_20Slides-subtitle">
      <style:graphic-properties draw:stroke="none" draw:fill="none" draw:fill-color="#ffffff" draw:textarea-horizontal-align="justify" draw:textarea-vertical-align="top" draw:auto-grow-height="true" draw:auto-grow-width="false" fo:min-height="3.421cm" fo:min-width="0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odelo_25_20Slides-notes">
      <style:graphic-properties draw:fill-color="#ffffff" draw:auto-grow-height="true" fo:min-height="11.429cm"/>
      <style:paragraph-properties style:writing-mode="lr-tb"/>
    </style:style>
    <style:style style:name="pr4" style:family="presentation" style:parent-style-name="Padrão-title">
      <style:graphic-properties draw:auto-grow-height="true" fo:min-height="3.387cm"/>
      <style:paragraph-properties style:writing-mode="lr-tb"/>
    </style:style>
    <style:style style:name="pr5" style:family="presentation" style:parent-style-name="Padrão-outline1">
      <style:graphic-properties fo:min-height="10.799cm"/>
      <style:paragraph-properties style:writing-mode="lr-tb"/>
    </style:style>
    <style:style style:name="pr6" style:family="presentation" style:parent-style-name="Padrão-notes">
      <style:graphic-properties draw:fill-color="#ffffff" draw:auto-grow-height="true" fo:min-height="11.429cm"/>
      <style:paragraph-properties style:writing-mode="lr-tb"/>
    </style:style>
    <style:style style:name="co1" style:family="table-column">
      <style:table-column-properties style:column-width="4.905cm" style:use-optimal-column-width="false"/>
    </style:style>
    <style:style style:name="co2" style:family="table-column">
      <style:table-column-properties style:column-width="10.699cm" style:use-optimal-column-width="false"/>
    </style:style>
    <style:style style:name="co3" style:family="table-column">
      <style:table-column-properties style:column-width="5.677cm" style:use-optimal-column-width="false"/>
    </style:style>
    <style:style style:name="co4" style:family="table-column">
      <style:table-column-properties style:column-width="9.072cm" style:use-optimal-column-width="false"/>
    </style:style>
    <style:style style:name="co5" style:family="table-column">
      <style:table-column-properties style:column-width="3.667cm" style:use-optimal-column-width="false"/>
    </style:style>
    <style:style style:name="co6" style:family="table-column">
      <style:table-column-properties style:column-width="3.666cm" style:use-optimal-column-width="false"/>
    </style:style>
    <style:style style:name="co7" style:family="table-column">
      <style:table-column-properties style:column-width="4.028cm" style:use-optimal-column-width="false"/>
    </style:style>
    <style:style style:name="co8" style:family="table-column">
      <style:table-column-properties style:column-width="3.295cm" style:use-optimal-column-width="false"/>
    </style:style>
    <style:style style:name="co9" style:family="table-column">
      <style:table-column-properties style:column-width="5.144cm" style:use-optimal-column-width="false"/>
    </style:style>
    <style:style style:name="co10" style:family="table-column">
      <style:table-column-properties style:column-width="2.029cm" style:use-optimal-column-width="false"/>
    </style:style>
    <style:style style:name="co11" style:family="table-column">
      <style:table-column-properties style:column-width="6.503cm" style:use-optimal-column-width="false"/>
    </style:style>
    <style:style style:name="co12" style:family="table-column">
      <style:table-column-properties style:column-width="4.268cm" style:use-optimal-column-width="false"/>
    </style:style>
    <style:style style:name="co13" style:family="table-column">
      <style:table-column-properties style:column-width="2.301cm" style:use-optimal-column-width="false"/>
    </style:style>
    <style:style style:name="co14" style:family="table-column">
      <style:table-column-properties style:column-width="6.591cm" style:use-optimal-column-width="false"/>
    </style:style>
    <style:style style:name="co15" style:family="table-column">
      <style:table-column-properties style:column-width="4.763cm" style:use-optimal-column-width="false"/>
    </style:style>
    <style:style style:name="co16" style:family="table-column">
      <style:table-column-properties style:column-width="2.945cm" style:use-optimal-column-width="false"/>
    </style:style>
    <style:style style:name="ro1" style:family="table-row">
      <style:table-row-properties style:row-height="1.023cm" style:use-optimal-row-height="false"/>
    </style:style>
    <style:style style:name="ro2" style:family="table-row">
      <style:table-row-properties style:row-height="1.58cm" style:use-optimal-row-height="false"/>
    </style:style>
    <style:style style:name="ro3" style:family="table-row">
      <style:table-row-properties style:row-height="1.243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</style:style>
    <style:style style:name="ce2" style:family="table-cell">
      <loext:graphic-properties draw:textarea-vertical-align="middle"/>
      <style:paragraph-properties style:text-autospace="none"/>
    </style:style>
    <style:style style:name="ce3" style:family="table-cell">
      <loext:graphic-properties draw:textarea-vertical-align="middle"/>
      <style:paragraph-properties fo:text-align="center"/>
    </style:style>
    <style:style style:name="ce4" style:family="table-cell">
      <loext:graphic-properties draw:textarea-vertical-align="middle"/>
      <style:paragraph-properties fo:text-align="center" style:text-autospace="none"/>
      <style:text-properties fo:font-weight="normal" style:font-weight-asian="normal" style:font-weight-complex="normal"/>
    </style:style>
    <style:style style:name="ce5" style:family="table-cell">
      <loext:graphic-properties draw:textarea-vertical-align="middle"/>
      <style:paragraph-properties fo:text-align="center" style:text-autospace="none"/>
      <style:text-properties fo:font-size="25pt" style:font-size-asian="25pt" style:font-size-complex="25pt"/>
    </style:style>
    <style:style style:name="ce6" style:family="table-cell">
      <loext:graphic-properties draw:textarea-vertical-align="middle"/>
      <style:paragraph-properties style:text-autospace="none"/>
      <style:text-properties fo:font-size="25pt" style:font-size-asian="25pt" style:font-size-complex="25pt"/>
    </style:style>
    <style:style style:name="ce7" style:family="table-cell">
      <style:paragraph-properties style:text-autospace="none"/>
      <style:text-properties fo:font-size="25pt" style:font-size-asian="25pt" style:font-size-complex="25pt"/>
    </style:style>
    <style:style style:name="ce8" style:family="table-cell">
      <loext:graphic-properties draw:textarea-vertical-align="middle"/>
      <style:paragraph-properties fo:text-align="center" fo:border="0.14pt solid #000000" style:text-autospace="none"/>
      <style:text-properties fo:font-size="18pt" style:font-size-asian="18pt" style:font-size-complex="18pt"/>
    </style:style>
    <style:style style:name="ce9" style:family="table-cell">
      <loext:graphic-properties draw:textarea-vertical-align="middle"/>
      <style:paragraph-properties fo:border="0.14pt solid #000000" style:text-autospace="none"/>
      <style:text-properties fo:font-size="18pt" style:font-size-asian="18pt" style:font-size-complex="18pt"/>
    </style:style>
    <style:style style:name="ce10" style:family="table-cell">
      <loext:graphic-properties draw:textarea-vertical-align="middle" fo:wrap-option="no-wrap"/>
      <style:paragraph-properties fo:margin-left="0cm" fo:margin-right="0cm" fo:margin-top="0cm" fo:margin-bottom="0cm" fo:line-height="100%" fo:text-align="start" fo:text-indent="0cm" fo:border="0.14pt solid #000000" style:text-autospace="none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Liberation Sans1" fo:font-size="36pt" style:font-size-asian="36pt" style:font-size-complex="36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style:font-name="Liberation Sans1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style:text-autospace="none"/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style:paragraph-properties style:writing-mode="lr-tb"/>
      <style:text-properties fo:font-size="40pt" style:font-size-asian="40pt" style:font-size-complex="40pt"/>
    </style:style>
    <style:style style:name="P11" style:family="paragraph"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style:text-autospace="none"/>
      <style:text-properties fo:font-size="25pt" style:font-size-asian="25pt" style:font-size-complex="25pt"/>
    </style:style>
    <style:style style:name="P13" style:family="paragraph">
      <style:paragraph-properties fo:text-align="center" style:text-autospace="none"/>
      <style:text-properties style:font-size-asian="25pt" style:font-size-complex="25pt"/>
    </style:style>
    <style:style style:name="P14" style:family="paragraph">
      <style:paragraph-properties style:text-autospace="none"/>
      <style:text-properties fo:font-size="18pt" style:font-size-asian="18pt" style:font-size-complex="18pt"/>
    </style:style>
    <style:style style:name="P15" style:family="paragraph">
      <style:paragraph-properties fo:text-align="center" style:text-autospace="none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-color="#ffffff"/>
      <style:paragraph-properties style:writing-mode="lr-tb"/>
      <style:text-properties style:font-name="Liberation Sans1" fo:font-size="44pt" style:font-size-asian="44pt" style:font-size-complex="44pt"/>
    </style:style>
    <style:style style:name="T1" style:family="text">
      <style:text-properties fo:color="#000000" loext:opacity="100%" style:font-name="Liberation Sans1" fo:font-size="36pt" fo:language="pt" fo:country="BR" fo:text-shadow="1pt 1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1" fo:language="pt" fo:country="B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Liberation Mono" fo:font-size="20pt" style:font-size-asian="20pt" style:font-size-complex="20pt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Mono" fo:font-size="25pt" style:font-size-asian="25pt" style:font-size-complex="25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font-name="Liberation Sans1" fo:font-size="32pt" style:font-size-asian="32pt" style:font-size-complex="32pt"/>
    </style:style>
    <style:style style:name="T16" style:family="text">
      <style:text-properties style:font-name="Liberation Mono" fo:font-size="10pt" style:font-size-asian="10pt" style:font-size-complex="10pt"/>
    </style:style>
    <style:style style:name="T17" style:family="text">
      <style:text-properties style:font-name="Liberation Mono" fo:font-size="15pt" style:font-size-asian="15pt" style:font-size-complex="15pt"/>
    </style:style>
    <style:style style:name="T18" style:family="text">
      <style:text-properties style:font-name="Liberation Sans1" fo:font-size="15pt" style:font-size-asian="15pt" style:font-size-complex="15pt"/>
    </style:style>
    <style:style style:name="T19" style:family="text">
      <style:text-properties fo:color="#000000" loext:opacity="100%" style:text-outline="false" style:text-line-through-style="none" style:text-line-through-type="none" style:text-position="0% 100%" style:font-name="Liberation Mono" fo:font-size="25pt" fo:font-style="normal" fo:text-shadow="none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1" fo:font-size="28pt" style:font-size-asian="28pt" style:font-size-complex="28pt"/>
    </style:style>
    <style:style style:name="T21" style:family="text"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T22" style:family="text">
      <style:text-properties style:font-name="Liberation Sans1" fo:font-size="26pt" style:font-size-asian="26pt" style:font-size-complex="26pt"/>
    </style:style>
    <style:style style:name="T23" style:family="text">
      <style:text-properties style:font-name="Liberation Sans1" fo:font-size="10pt" style:font-size-asian="10pt" style:font-size-complex="10pt"/>
    </style:style>
    <style:style style:name="T24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25" style:family="text">
      <style:text-properties style:font-name="Liberation Sans1" fo:font-size="23pt" style:font-size-asian="23pt" style:font-size-complex="23pt"/>
    </style:style>
    <style:style style:name="T26" style:family="text">
      <style:text-properties style:font-name="Liberation Mono" fo:font-size="21pt" style:font-size-asian="21pt" style:font-size-complex="21pt"/>
    </style:style>
    <style:style style:name="T27" style:family="text">
      <style:text-properties style:font-name="Liberation Mono" fo:font-size="21pt" fo:font-weight="bold" style:font-size-asian="21pt" style:font-weight-asian="bold" style:font-size-complex="21pt" style:font-weight-complex="bold"/>
    </style:style>
    <style:style style:name="T28" style:family="text">
      <style:text-properties style:font-name="Liberation Mono" fo:font-size="22pt" style:font-size-asian="22pt" style:font-size-complex="22pt"/>
    </style:style>
    <style:style style:name="T29" style:family="text">
      <style:text-properties fo:color="#000000" loext:opacity="100%" style:text-outline="false" style:text-line-through-style="none" style:text-line-through-type="none" style:text-position="0% 100%" style:font-name="Liberation Mono" fo:font-size="22pt" fo:font-style="normal" fo:text-shadow="none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text-position="0% 100%" style:font-name="Arial" fo:font-size="40pt" fo:font-style="normal" fo:text-shadow="none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1" fo:font-size="44pt" style:font-size-asian="44pt" style:font-size-complex="44pt"/>
    </style:style>
    <style:style style:name="T34" style:family="text">
      <style:text-properties style:font-name="Liberation Mono" fo:font-size="28pt" style:font-size-asian="28pt" style:font-size-complex="28pt"/>
    </style:style>
    <style:style style:name="T35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36" style:family="text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T37" style:family="text">
      <style:text-properties style:font-name="Liberation Sans1" fo:font-size="22pt" fo:font-weight="normal" style:font-size-asian="22pt" style:font-weight-asian="normal" style:font-size-complex="22pt" style:font-weight-complex="normal"/>
    </style:style>
    <style:style style:name="T38" style:family="text">
      <style:text-properties style:font-name="Liberation Mono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Liberation Mono" fo:font-size="25pt" fo:font-weight="normal" style:font-size-asian="25pt" style:font-weight-asian="normal" style:font-size-complex="25pt" style:font-weight-complex="normal"/>
    </style:style>
    <style:style style:name="T40" style:family="tex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T41" style:family="text">
      <style:text-properties style:font-name="Liberation Mono" fo:font-size="18.6000003814697pt" fo:font-weight="normal" style:font-size-asian="18.6000003814697pt" style:font-weight-asian="normal" style:font-size-complex="18.6000003814697pt" style:font-weight-complex="normal"/>
    </style:style>
    <style:style style:name="T42" style:family="text">
      <style:text-properties fo:color="#000000" loext:opacity="100%" style:text-outline="false" style:text-line-through-style="none" style:text-line-through-type="none" style:text-position="0% 100%" style:font-name="Liberation Mono" fo:font-size="18.6000003814697pt" fo:font-style="normal" fo:text-shadow="none" style:text-underline-style="none" fo:font-weight="normal" style:font-name-asian="Arial" style:font-size-asian="18.6000003814697pt" style:font-style-asian="normal" style:font-weight-asian="normal" style:font-name-complex="Arial" style:font-size-complex="18.6000003814697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Liberation Sans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4" style:family="text">
      <style:text-properties style:font-name="Liberation Mono" fo:font-size="22pt" fo:font-weight="normal" style:font-size-asian="22pt" style:font-weight-asian="normal" style:font-size-complex="22pt" style:font-weight-complex="normal"/>
    </style:style>
    <style:style style:name="T45" style:family="text">
      <style:text-properties style:font-name="Liberation Sans1" fo:font-size="15pt" fo:font-weight="normal" style:font-size-asian="15pt" style:font-weight-asian="normal" style:font-size-complex="15pt" style:font-weight-complex="normal"/>
    </style:style>
    <style:style style:name="T46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47" style:family="text">
      <style:text-properties style:font-name="Liberation Mono" fo:font-size="24pt" fo:font-weight="normal" style:font-size-asian="24pt" style:font-weight-asian="normal" style:font-size-complex="24pt" style:font-weight-complex="normal"/>
    </style:style>
    <style:style style:name="T48" style:family="text">
      <style:text-properties style:font-name="Liberation Mono" fo:font-size="23pt" fo:font-weight="normal" style:font-size-asian="23pt" style:font-weight-asian="normal" style:font-size-complex="23pt" style:font-weight-complex="normal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Liberation Sans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1" style:family="text">
      <style:text-properties style:font-name="Liberation Mono" fo:font-size="32pt" fo:font-weight="normal" style:font-size-asian="32pt" style:font-weight-asian="normal" style:font-size-complex="32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1bb19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11bb19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odelo_25_20Slide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5.334cm" svg:x="2.099cm" svg:y="1.501cm" presentation:class="title" presentation:user-transformed="true">
          <draw:text-box>
            <text:list text:style-name="L1">
              <text:list-header>
                <text:p text:style-name="P1"><text:span text:style-name="T1">JavaScript</text:span><text:span text:style-name="T1"><text:line-break/></text:span><text:span text:style-name="T1">Básico</text:span></text:p>
              </text:list-header>
            </text:list>
          </draw:text-box>
        </draw:frame>
        <draw:frame presentation:style-name="pr2" draw:text-style-name="P4" draw:layer="layout" svg:width="15.38cm" svg:height="3.675cm" svg:x="5cm" svg:y="9.125cm">
          <draw:text-box>
            <text:list text:style-name="L2">
              <text:list-header>
                <text:p text:style-name="P3"><text:span text:style-name="T2">Prof. Rafael Godoi Orbolato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Introdução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JavaScript é uma linguagem de programação:</text:p>
                <text:list>
                  <text:list-item>
                    <text:p><text:s/>de alto nível</text:p>
                  </text:list-item>
                  <text:list-item>
                    <text:p><text:s/>dinâmica</text:p>
                  </text:list-item>
                  <text:list-item>
                    <text:p><text:s/>fracamente tipada</text:p>
                  </text:list-item>
                  <text:list-item>
                    <text:p><text:s/>baseada em objetos</text:p>
                  </text:list-item>
                  <text:list-item>
                    <text:p><text:s/>multi-paradigma</text:p>
                  </text:list-item>
                  <text:list-item>
                    <text:p><text:s/>interpret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Introdução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Navegadores modernos suportam a linguagem sem precisar de um plugin para isso pois já vem com uma engine JavaScript integrada</text:p>
              </text:list-item>
            </text:list>
          </draw:text-box>
        </draw:frame>
        <draw:frame draw:style-name="standard" draw:layer="layout" svg:width="15.603cm" svg:height="4.091cm" svg:x="4.532cm" svg:y="12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3">SpiderMonkey</text:span> </text:p>
              </table:table-cell>
              <table:table-cell table:style-name="ce2">
                <text:p text:style-name="P8"><text:s/>Firefox</text:p>
              </table:table-cell>
            </table:table-row>
            <table:table-row table:style-name="ro1">
              <table:table-cell table:style-name="ce1">
                <text:p text:style-name="P7">V8 </text:p>
              </table:table-cell>
              <table:table-cell table:style-name="ce2">
                <text:p text:style-name="P8"><text:s/>Google Chrome e Opera</text:p>
              </table:table-cell>
            </table:table-row>
            <table:table-row table:style-name="ro1">
              <table:table-cell table:style-name="ce1">
                <text:p text:style-name="P7">Chakra </text:p>
              </table:table-cell>
              <table:table-cell table:style-name="ce2">
                <text:p text:style-name="P8"><text:s/>Internet Explorer e Microsoft Edge</text:p>
              </table:table-cell>
            </table:table-row>
            <table:table-row table:style-name="ro1">
              <table:table-cell table:style-name="ce1">
                <text:p text:style-name="P7">Nitro </text:p>
              </table:table-cell>
              <table:table-cell table:style-name="ce2">
                <text:p text:style-name="P8"><text:s/>Safar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Introdução</text:p>
          </draw:text-box>
        </draw:frame>
        <draw:frame presentation:style-name="pr5" draw:text-style-name="P6" draw:layer="layout" svg:width="24.404cm" svg:height="14.878cm" svg:x="0.498cm" svg:y="3.622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A especificação padrão da linguagem chama-se ECMAScript </text:p>
              </text:list-item>
              <text:list-item>
                <text:p>Hoje a especificação está na Edição 12 (junho 2021)</text:p>
              </text:list-item>
            </text:list>
          </draw:text-box>
        </draw:frame>
        <draw:frame draw:style-name="standard" draw:layer="layout" svg:width="14.748cm" svg:height="4.648cm" svg:x="5.228cm" svg:y="11.52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3">SpiderMonkey</text:span> </text:p>
              </table:table-cell>
              <table:table-cell table:number-rows-spanned="4">
                <text:p text:style-name="P7"><text:s/>ECMAScript Edição 6 (2015)</text:p>
              </table:table-cell>
            </table:table-row>
            <table:table-row table:style-name="ro1">
              <table:table-cell table:style-name="ce1">
                <text:p text:style-name="P7">V8 </text:p>
              </table:table-cell>
              <table:covered-table-cell table:style-name="ce3"/>
            </table:table-row>
            <table:table-row table:style-name="ro1">
              <table:table-cell table:style-name="ce1">
                <text:p text:style-name="P7">Chakra </text:p>
              </table:table-cell>
              <table:covered-table-cell table:style-name="ce3"/>
            </table:table-row>
            <table:table-row table:style-name="ro2">
              <table:table-cell table:style-name="ce1">
                <text:p text:style-name="P7">Nitro </text:p>
              </table:table-cell>
              <table:covered-table-cell table:style-name="ce3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Introdução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ais usada no lado do cliente mas ultimamente também vem sendo usada no lado do servidor e em coisas não relacionadas com Web</text:p>
                <text:list>
                  <text:list-item>
                    <text:p><text:span text:style-name="T5"><text:s/></text:span><text:span text:style-name="T5">JavaScript Everywhere with Riaz Virani, Presented by Atlanta JavaScript</text:span></text:p>
                    <text:p><text:span text:style-name="T6">https://www.youtube.com/watch?v=d1upI3mwf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Introdução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7">Podemos usar APIs escritas em JavaScript</text:span></text:p>
                <text:list>
                  <text:list-item>
                    <text:p><text:span text:style-name="T5"><text:s/></text:span><text:span text:style-name="T5">Algumas que já vem com o próprio navegador</text:span></text:p>
                    <text:list>
                      <text:list-item>
                        <text:p><text:span text:style-name="T8"><text:s/></text:span><text:span text:style-name="T8">API do DOM (Document Object Model): permite manipular HTML e CSS, criando, removendo e alterando HTML, aplicando novos estilos dinamicamente na página, etc.</text:span></text:p>
                      </text:list-item>
                      <text:list-item>
                        <text:p><text:span text:style-name="T8"><text:s/></text:span><text:span text:style-name="T8">API de Geolocalização</text:span></text:p>
                        <text:p><text:span text:style-name="T8">https://www.google.com/map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Introdução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7">Podemos usar APIs escritas em JavaScript</text:span></text:p>
                <text:list>
                  <text:list-item>
                    <text:p><text:span text:style-name="T5"><text:s/></text:span><text:span text:style-name="T5">Algumas que já vem com o próprio navegador</text:span></text:p>
                    <text:list>
                      <text:list-item>
                        <text:p><text:span text:style-name="T8">APIs Canvas e WebGL: permitem criar gráficos animados 2D e 3D</text:span></text:p>
                        <text:p><text:span text:style-name="T8">http://webglsamples.org</text:span></text:p>
                      </text:list-item>
                      <text:list-item>
                        <text:p><text:span text:style-name="T8">APIs de Áudio e Vídeo: permitem por exemplo rodar áudio e vídeo diretamente na página, capturar vídeo da webcam e transmitir diretamente para outra pesso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Introdução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7">Podemos usar APIs escritas em JavaScript</text:span></text:p>
                <text:list>
                  <text:list-item>
                    <text:p><text:span text:style-name="T5"><text:s/></text:span><text:span text:style-name="T5">Algumas são de terceiros</text:span></text:p>
                    <text:list>
                      <text:list-item>
                        <text:p><text:span text:style-name="T8">API do Twitter</text:span></text:p>
                      </text:list-item>
                      <text:list-item>
                        <text:p><text:span text:style-name="T8">API do Facebook</text:span></text:p>
                      </text:list-item>
                      <text:list-item>
                        <text:p><text:span text:style-name="T8">etc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dicionando no HTML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7">JavaScript inline</text:span></text:p>
                <text:list>
                  <text:list-item>
                    <text:p><text:span text:style-name="T5"><text:s/></text:span><text:span text:style-name="T5">Colocamos o script direto dentro do HTML</text:span></text:p>
                  </text:list-item>
                </text:list>
                <text:p><text:span text:style-name="T7"/></text:p>
                <text:p><text:span text:style-name="T9">&lt;button onclick="var paragrafo = document.createElement('p');paragrafo.textContent = 'Você clicou no botão!';document.body.appendChild(paragrafo);"&gt;Click me!&lt;/button&gt;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dicionando no HTML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7">JavaScript interno</text:span></text:p>
                <text:list>
                  <text:list-item>
                    <text:p><text:span text:style-name="T5"><text:s/></text:span><text:span text:style-name="T5">Inserimos o código JavaScript entre as tags &lt;script&gt; e &lt;/script&gt; antes da tag &lt;/body&gt; da página</text:span></text:p>
                  </text:list-item>
                  <text:list-item>
                    <text:p><text:span text:style-name="T5"><text:s/></text:span><text:span text:style-name="T5">A ideia é que o código do script só carregue no final da página, quando todo o conteúdo da página já tiver sido carregado pelo navegador</text:span></text:p>
                    <text:list>
                      <text:list-item>
                        <text:p><text:span text:style-name="T8">Existe outra maneira de fazer isso com event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Adicionando no HTML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7">JavaScript externo</text:span></text:p>
                <text:list>
                  <text:list-item>
                    <text:p><text:span text:style-name="T10"><text:s/></text:span><text:span text:style-name="T10">Criamos um (ou mais) arquivos com extensão .js com o script a ser executado e o inserimos na página usando a tag &lt;script&gt; </text:span><text:span text:style-name="T5">também antes da tag &lt;/body&gt; da página</text:span></text:p>
                    <text:list>
                      <text:list-item>
                        <text:p><text:span text:style-name="T8">Existe outra maneira de fazer isso com eventos</text:span></text:p>
                        <text:p><text:span text:style-name="T8"/></text:p>
                      </text:list-item>
                    </text:list>
                  </text:list-item>
                </text:list>
                <text:p><text:span text:style-name="T5"><text:s text:c="5"/></text:span><text:span text:style-name="T11">&lt;script src="arquivo.js"&gt;&lt;/script&gt;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presentation:use-date-time-name="dtd1">
        <draw:frame presentation:style-name="pr4" draw:text-style-name="P6" draw:layer="layout" svg:width="21.004cm" svg:height="3.647cm" svg:x="3.898cm" svg:y="-0.236cm" presentation:class="title" presentation:user-transformed="true">
          <draw:text-box>
            <text:p>No Navegador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12"/></text:p>
              </text:list-header>
              <text:list-item>
                <text:p><text:span text:style-name="T7">Acessando as ferramentas do desenvolvedor no Navegador</text:span></text:p>
                <text:list>
                  <text:list-item>
                    <text:p><text:span text:style-name="T5"><text:s/></text:span><text:span text:style-name="T5">Ctrl + Shift + I, exceto:</text:span></text:p>
                    <text:list>
                      <text:list-item>
                        <text:p><text:span text:style-name="T8">Internet Explorer -&gt; F12</text:span></text:p>
                      </text:list-item>
                      <text:list-item>
                        <text:p><text:span text:style-name="T8">Mac OS X -&gt; ⌘ + ⌥ + /</text:span></text:p>
                      </text:list-item>
                    </text:list>
                  </text:list-item>
                  <text:list-item>
                    <text:p><text:span text:style-name="T5">O Console JavaScript é usado para debugar o código JavaScript</text:span></text:p>
                    <text:list>
                      <text:list-item>
                        <text:p><text:span text:style-name="T8">Permite rodar linhas de código em cima da página atualmente carregada no navegador, mostrando os erros encontrados</text:span></text:p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Identificador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7">Podemos usar os caracteres latinos (0-9, a-z, A-Z) e o caractere underline _</text:span></text:p>
              </text:list-item>
              <text:list-item>
                <text:p><text:span text:style-name="T7">Não podem começar com números</text:span></text:p>
              </text:list-item>
              <text:list-item>
                <text:p><text:span text:style-name="T7">Não use o _ no início dos nomes (pode dar conflito com construtores do JavaScript)</text:span></text:p>
              </text:list-item>
              <text:list-item>
                <text:p><text:span text:style-name="T7">JavaScript diferencia caracteres maiúsculos e minúsculo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Palavras reservada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12"/></text:p>
              </text:list-header>
              <text:list-item>
                <text:p><text:span text:style-name="T5"><text:s/></text:span><text:span text:style-name="T5">Literais: </text:span><text:span text:style-name="T14">null</text:span><text:span text:style-name="T5">, </text:span><text:span text:style-name="T14">true</text:span><text:span text:style-name="T5"> e </text:span><text:span text:style-name="T14">false</text:span></text:p>
              </text:list-item>
            </text:list>
          </draw:text-box>
        </draw:frame>
        <draw:frame draw:style-name="standard" draw:layer="layout" svg:width="10.999cm" svg:height="11.252cm" svg:x="6.624cm" svg:y="6.70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 table:style-name="ce4">
                <text:p text:style-name="P7"><text:span text:style-name="T3">break</text:span></text:p>
              </table:table-cell>
              <table:table-cell>
                <text:p text:style-name="P7">export</text:p>
              </table:table-cell>
              <table:table-cell>
                <text:p text:style-name="P7">super</text:p>
              </table:table-cell>
            </table:table-row>
            <table:table-row table:style-name="ro1" table:default-cell-style-name="ce1">
              <table:table-cell>
                <text:p text:style-name="P7">case</text:p>
              </table:table-cell>
              <table:table-cell>
                <text:p text:style-name="P7">extends</text:p>
              </table:table-cell>
              <table:table-cell>
                <text:p text:style-name="P7">switch</text:p>
              </table:table-cell>
            </table:table-row>
            <table:table-row table:style-name="ro1" table:default-cell-style-name="ce1">
              <table:table-cell>
                <text:p text:style-name="P7">catch</text:p>
              </table:table-cell>
              <table:table-cell>
                <text:p text:style-name="P7">finally</text:p>
              </table:table-cell>
              <table:table-cell>
                <text:p text:style-name="P7">this</text:p>
              </table:table-cell>
            </table:table-row>
            <table:table-row table:style-name="ro1" table:default-cell-style-name="ce1">
              <table:table-cell>
                <text:p text:style-name="P7">class</text:p>
              </table:table-cell>
              <table:table-cell>
                <text:p text:style-name="P7">for</text:p>
              </table:table-cell>
              <table:table-cell>
                <text:p text:style-name="P7">throw</text:p>
              </table:table-cell>
            </table:table-row>
            <table:table-row table:style-name="ro1" table:default-cell-style-name="ce1">
              <table:table-cell>
                <text:p text:style-name="P7">const</text:p>
              </table:table-cell>
              <table:table-cell>
                <text:p text:style-name="P7">function</text:p>
              </table:table-cell>
              <table:table-cell>
                <text:p text:style-name="P7">try</text:p>
              </table:table-cell>
            </table:table-row>
            <table:table-row table:style-name="ro1" table:default-cell-style-name="ce1">
              <table:table-cell>
                <text:p text:style-name="P7">continue</text:p>
              </table:table-cell>
              <table:table-cell>
                <text:p text:style-name="P7">if</text:p>
              </table:table-cell>
              <table:table-cell>
                <text:p text:style-name="P7">typeof</text:p>
              </table:table-cell>
            </table:table-row>
            <table:table-row table:style-name="ro1" table:default-cell-style-name="ce1">
              <table:table-cell>
                <text:p text:style-name="P7">debugger</text:p>
              </table:table-cell>
              <table:table-cell>
                <text:p text:style-name="P7">import</text:p>
              </table:table-cell>
              <table:table-cell>
                <text:p text:style-name="P7">var</text:p>
              </table:table-cell>
            </table:table-row>
            <table:table-row table:style-name="ro1" table:default-cell-style-name="ce1">
              <table:table-cell>
                <text:p text:style-name="P7">default</text:p>
              </table:table-cell>
              <table:table-cell>
                <text:p text:style-name="P7">in</text:p>
              </table:table-cell>
              <table:table-cell>
                <text:p text:style-name="P7">void</text:p>
              </table:table-cell>
            </table:table-row>
            <table:table-row table:style-name="ro1" table:default-cell-style-name="ce1">
              <table:table-cell>
                <text:p text:style-name="P7">delete</text:p>
              </table:table-cell>
              <table:table-cell>
                <text:p text:style-name="P7">instanceof</text:p>
              </table:table-cell>
              <table:table-cell>
                <text:p text:style-name="P7">while</text:p>
              </table:table-cell>
            </table:table-row>
            <table:table-row table:style-name="ro1" table:default-cell-style-name="ce1">
              <table:table-cell>
                <text:p text:style-name="P7">do</text:p>
              </table:table-cell>
              <table:table-cell>
                <text:p text:style-name="P7">new</text:p>
              </table:table-cell>
              <table:table-cell>
                <text:p text:style-name="P7">with</text:p>
              </table:table-cell>
            </table:table-row>
            <table:table-row table:style-name="ro1" table:default-cell-style-name="ce1">
              <table:table-cell>
                <text:p text:style-name="P7">else</text:p>
              </table:table-cell>
              <table:table-cell>
                <text:p text:style-name="P7">return</text:p>
              </table:table-cell>
              <table:table-cell>
                <text:p text:style-name="P7">yield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Palavras reservadas futuras</text:span></text:p>
          </draw:text-box>
        </draw:frame>
        <draw:frame draw:style-name="standard" draw:layer="layout" svg:width="12.466cm" svg:height="10.229cm" svg:x="6.274cm" svg:y="6.5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 table:style-name="ce4">
                <text:p text:style-name="P7"><text:span text:style-name="T3">enum</text:span></text:p>
              </table:table-cell>
              <table:table-cell>
                <text:p text:style-name="P7">abstract</text:p>
              </table:table-cell>
              <table:table-cell>
                <text:p text:style-name="P7">native</text:p>
              </table:table-cell>
            </table:table-row>
            <table:table-row table:style-name="ro1" table:default-cell-style-name="ce1">
              <table:table-cell>
                <text:p text:style-name="P7">implements</text:p>
              </table:table-cell>
              <table:table-cell>
                <text:p text:style-name="P7">boolean</text:p>
              </table:table-cell>
              <table:table-cell>
                <text:p text:style-name="P7">short</text:p>
              </table:table-cell>
            </table:table-row>
            <table:table-row table:style-name="ro1" table:default-cell-style-name="ce1">
              <table:table-cell>
                <text:p text:style-name="P7">interface</text:p>
              </table:table-cell>
              <table:table-cell>
                <text:p text:style-name="P7">byte</text:p>
              </table:table-cell>
              <table:table-cell>
                <text:p text:style-name="P7">synchronized</text:p>
              </table:table-cell>
            </table:table-row>
            <table:table-row table:style-name="ro1" table:default-cell-style-name="ce1">
              <table:table-cell>
                <text:p text:style-name="P7">let</text:p>
              </table:table-cell>
              <table:table-cell>
                <text:p text:style-name="P7">char</text:p>
              </table:table-cell>
              <table:table-cell>
                <text:p text:style-name="P7">throws</text:p>
              </table:table-cell>
            </table:table-row>
            <table:table-row table:style-name="ro1" table:default-cell-style-name="ce1">
              <table:table-cell>
                <text:p text:style-name="P7">package</text:p>
              </table:table-cell>
              <table:table-cell>
                <text:p text:style-name="P7">double</text:p>
              </table:table-cell>
              <table:table-cell>
                <text:p text:style-name="P7">transient</text:p>
              </table:table-cell>
            </table:table-row>
            <table:table-row table:style-name="ro1" table:default-cell-style-name="ce1">
              <table:table-cell>
                <text:p text:style-name="P7">private</text:p>
              </table:table-cell>
              <table:table-cell>
                <text:p text:style-name="P7">final</text:p>
              </table:table-cell>
              <table:table-cell>
                <text:p text:style-name="P7">volatile</text:p>
              </table:table-cell>
            </table:table-row>
            <table:table-row table:style-name="ro1" table:default-cell-style-name="ce1">
              <table:table-cell>
                <text:p text:style-name="P7">protected</text:p>
              </table:table-cell>
              <table:table-cell>
                <text:p text:style-name="P7">float</text:p>
              </table:table-cell>
              <table:table-cell/>
            </table:table-row>
            <table:table-row table:style-name="ro1" table:default-cell-style-name="ce1">
              <table:table-cell>
                <text:p text:style-name="P7">public</text:p>
              </table:table-cell>
              <table:table-cell>
                <text:p text:style-name="P7">goto</text:p>
              </table:table-cell>
              <table:table-cell/>
            </table:table-row>
            <table:table-row table:style-name="ro1" table:default-cell-style-name="ce1">
              <table:table-cell>
                <text:p text:style-name="P7">static</text:p>
              </table:table-cell>
              <table:table-cell>
                <text:p text:style-name="P7">int</text:p>
              </table:table-cell>
              <table:table-cell/>
            </table:table-row>
            <table:table-row table:style-name="ro1" table:default-cell-style-name="ce1">
              <table:table-cell>
                <text:p text:style-name="P7">await</text:p>
              </table:table-cell>
              <table:table-cell>
                <text:p text:style-name="P7">long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Tipos de dados primitiv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7">Números</text:span></text:p>
                <text:p><text:span text:style-name="T7"/></text:p>
                <text:p><text:span text:style-name="T11">let numero;</text:span></text:p>
                <text:p><text:span text:style-name="T11">numero = 10;</text:span></text:p>
                <text:p><text:span text:style-name="T11">numero = 10.4;</text:span></text:p>
                <text:p><text:span text:style-name="T11">numero = 034; <text:s/>//octal</text:span></text:p>
                <text:p><text:span text:style-name="T11">numero = 0xff; <text:s/>//hexadecimal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Tipos de dados primitiv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item>
                <text:p><text:span text:style-name="T15">Strings</text:span></text:p>
                <text:p><text:span text:style-name="T16"/></text:p>
                <text:p><text:span text:style-name="T11">let texto;</text:span></text:p>
                <text:p><text:span text:style-name="T11">texto = "meu texto";</text:span></text:p>
                <text:p><text:span text:style-name="T11">texto = 'meu texto';</text:span></text:p>
                <text:p><text:span text:style-name="T11">texto = 'meu "super" texto';</text:span></text:p>
                <text:p><text:span text:style-name="T11">texto = "meu 'super' texto";</text:span></text:p>
                <text:p><text:span text:style-name="T17"/></text:p>
                <text:p><text:span text:style-name="T11">let letra;</text:span></text:p>
                <text:p><text:span text:style-name="T11">letra = "a";</text:span></text:p>
                <text:p><text:span text:style-name="T11">letra = 'a'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Tipos de dados primitiv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15">Booleanos</text:span></text:p>
                <text:p><text:span text:style-name="T18"/></text:p>
                <text:p><text:span text:style-name="T11">let flag;</text:span></text:p>
                <text:p><text:span text:style-name="T11">flag = true;</text:span></text:p>
                <text:p><text:span text:style-name="T11">flag = false;</text:span></text:p>
                <text:p><text:span text:style-name="T11">flag = 6 &gt; 4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Tipos de dados primitiv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15">Booleanos</text:span></text:p>
                <text:p><text:span text:style-name="T18"/></text:p>
                <text:p><text:span text:style-name="T11">console.log(!!0);</text:span><text:span text:style-name="T11"><text:tab/></text:span><text:span text:style-name="T11"><text:tab/></text:span><text:span text:style-name="T11"><text:tab/></text:span><text:span text:style-name="T11">//false</text:span></text:p>
                <text:p><text:span text:style-name="T19">console.log(!!'');</text:span><text:span text:style-name="T11"><text:tab/></text:span><text:span text:style-name="T11"><text:tab/></text:span><text:span text:style-name="T11">//false</text:span></text:p>
                <text:p><text:span text:style-name="T19">console.log(!!NaN);</text:span><text:span text:style-name="T11"><text:tab/></text:span><text:span text:style-name="T11"><text:tab/></text:span><text:span text:style-name="T11">//false</text:span></text:p>
                <text:p><text:span text:style-name="T19">console.log(!!null);</text:span><text:span text:style-name="T11"><text:tab/></text:span><text:span text:style-name="T11"><text:tab/></text:span><text:span text:style-name="T11">//false</text:span></text:p>
                <text:p><text:span text:style-name="T19">console.log(!!undefined);</text:span><text:span text:style-name="T11"><text:tab/></text:span><text:span text:style-name="T11">//false</text:span></text:p>
                <text:p><text:span text:style-name="T19">console.log(!!false);</text:span><text:span text:style-name="T11"><text:tab/></text:span><text:span text:style-name="T11"><text:tab/></text:span><text:span text:style-name="T11">//fals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Tipos de dados primitiv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15"/></text:p>
                <text:p><text:span text:style-name="T15"/></text:p>
              </text:list-header>
              <text:list-item>
                <text:p><text:span text:style-name="T15">operador typeof</text:span></text:p>
                <text:p><text:span text:style-name="T15"/></text:p>
                <text:list>
                  <text:list-header>
                    <text:p><text:span text:style-name="T11">typeof numero</text:span></text:p>
                    <text:p><text:span text:style-name="T11">typeof(numero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Tipos de dados primitiv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  <text:list-item>
                <text:p><text:span text:style-name="T15">null (nada)</text:span></text:p>
                <text:list>
                  <text:list-item>
                    <text:p><text:span text:style-name="T20"><text:s/></text:span><text:span text:style-name="T20">Valor primitivo que representa uma referência </text:span><text:span text:style-name="T21">null</text:span><text:span text:style-name="T20">, vazia ou não existente</text:span></text:p>
                    <text:list>
                      <text:list-item>
                        <text:p><text:span text:style-name="T22">JavaScript!</text:span></text:p>
                        <text:p><text:span text:style-name="T11">typeof null → obje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Tipos de dados primitiv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null (nada)</text:span></text:p>
                <text:list>
                  <text:list-item>
                    <text:p><text:span text:style-name="T15"><text:s/></text:span><text:span text:style-name="T15">Valor primitivo que representa uma referência </text:span><text:span text:style-name="T24">null</text:span><text:span text:style-name="T15">, vazia ou não existente</text:span></text:p>
                  </text:list-item>
                </text:list>
                <text:p><text:span text:style-name="T18"/></text:p>
                <text:p><text:span text:style-name="T11">let pessoa = { primeiroNome: "João",</text:span></text:p>
                <text:p><text:span text:style-name="T11"><text:s text:c="15"/></text:span><text:span text:style-name="T11">ultimoNome: "Ninguém",</text:span></text:p>
                <text:p><text:span text:style-name="T11"><text:s text:c="15"/></text:span><text:span text:style-name="T11">idade: 50, </text:span></text:p>
                <text:p><text:span text:style-name="T11"><text:s text:c="15"/></text:span><text:span text:style-name="T11">corOlhos: "azul" };</text:span></text:p>
                <text:p><text:span text:style-name="T11">pessoa = null; //valor null, tipo objec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Tipos de dados primitiv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undefined (não tem um valor)</text:span></text:p>
                <text:list>
                  <text:list-item>
                    <text:p><text:span text:style-name="T20"><text:s/></text:span><text:span text:style-name="T20">Uma variável que não teve um valor atribuído tem o valor </text:span><text:span text:style-name="T21">undefined</text:span></text:p>
                  </text:list-item>
                  <text:list-item>
                    <text:p><text:span text:style-name="T20"><text:s/></text:span><text:span text:style-name="T20">O tipo também é </text:span><text:span text:style-name="T21">undefined</text:span></text:p>
                  </text:list-item>
                  <text:list-item>
                    <text:p><text:span text:style-name="T20"><text:s/></text:span><text:span text:style-name="T20">Uma função retorna </text:span><text:span text:style-name="T21">undefined</text:span><text:span text:style-name="T20"> se um valor não for retornado</text:span></text:p>
                  </text:list-item>
                </text:list>
                <text:p><text:span text:style-name="T18"/></text:p>
                <text:list>
                  <text:list-item>
                    <text:list>
                      <text:list-header>
                        <text:p><text:span text:style-name="T11">let x;</text:span></text:p>
                        <text:p><text:span text:style-name="T11">x;</text:span></text:p>
                        <text:p><text:span text:style-name="T11">typeof x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Tipos de dados primitiv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Diferença entre </text:span><text:span text:style-name="T24">null</text:span><text:span text:style-name="T15"> e </text:span><text:span text:style-name="T24">undefined</text:span></text:p>
                <text:p><text:span text:style-name="T15"/></text:p>
                <text:p><text:span text:style-name="T11">typeof null <text:s text:c="7"/>// object </text:span></text:p>
                <text:p><text:span text:style-name="T11">(bug no ECMAScript, deveria ser null)</text:span></text:p>
                <text:p><text:span text:style-name="T11"/></text:p>
                <text:p><text:span text:style-name="T11">typeof undefined <text:s text:c="2"/>// undefined</text:span></text:p>
                <text:p><text:span text:style-name="T11">null === undefined // falso</text:span></text:p>
                <text:p><text:span text:style-name="T11">null <text:s/>== undefined // verdadeir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Tipos de dados primitiv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Diferença entre </text:span><text:span text:style-name="T24">null</text:span><text:span text:style-name="T15"> e </text:span><text:span text:style-name="T24">undefined</text:span></text:p>
                <text:list>
                  <text:list-item>
                    <text:p><text:span text:style-name="T24"><text:s/></text:span><text:span text:style-name="T20">JavaScript não coloca null em nada, nós que fazemos isso</text:span></text:p>
                  </text:list-item>
                  <text:list-item>
                    <text:p><text:span text:style-name="T20"><text:s/></text:span><text:span text:style-name="T20">Quando estiver depurando o programa e encontrar um </text:span><text:span text:style-name="T21">null</text:span><text:span text:style-name="T20"> isso é coisa do seu código, você que fez isso</text:span></text:p>
                  </text:list-item>
                  <text:list-item>
                    <text:p><text:span text:style-name="T20"><text:s/></text:span><text:span text:style-name="T20">Considere que </text:span><text:span text:style-name="T21">undefined</text:span><text:span text:style-name="T20"> represente uma falta de valor a nível de sistema, inesperada ou "tipo um erro"</text:span></text:p>
                  </text:list-item>
                  <text:list-item>
                    <text:p><text:span text:style-name="T20"><text:s/></text:span><text:span text:style-name="T20">Considere que null represente uma falta de valor <text:s/>a nível de programa, normal ou espera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Tipos de dados primitiv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5"/></text:p>
              </text:list-header>
              <text:list-item>
                <text:p><text:span text:style-name="T15">Objetos empacotadores</text:span></text:p>
                <text:list>
                  <text:list-item>
                    <text:p><text:span text:style-name="T20"><text:s/></text:span><text:span text:style-name="T20">String</text:span></text:p>
                  </text:list-item>
                  <text:list-item>
                    <text:p><text:span text:style-name="T20"><text:s/></text:span><text:span text:style-name="T20">Number</text:span></text:p>
                  </text:list-item>
                  <text:list-item>
                    <text:p><text:span text:style-name="T20"><text:s/></text:span><text:span text:style-name="T20">Boolean</text:span></text:p>
                  </text:list-item>
                </text:list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Variávei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23"/></text:p>
                <text:p><text:span text:style-name="T11">var nomeVar;</text:span></text:p>
                <text:p><text:span text:style-name="T11">var nomeVar1, nomeVar2;</text:span></text:p>
                <text:p><text:span text:style-name="T11">var nomeVar3, …, nomeVarN;</text:span></text:p>
                <text:p text:style-name="P11"><text:span text:style-name="T11"/></text:p>
                <text:p text:style-name="P11"><text:span text:style-name="T11">let nomeVar;</text:span></text:p>
                <text:p text:style-name="P11"><text:span text:style-name="T11">let nomeVar1, nomeVar2;</text:span></text:p>
                <text:p text:style-name="P11"><text:span text:style-name="T11">let nomeVar3, …, nomeVarN;</text:span></text:p>
                <text:p text:style-name="P11"><text:span text:style-name="T11"/></text:p>
                <text:p text:style-name="P11"><text:span text:style-name="T11">const nomeVar = valor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var - Atribuiç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1">var meuNome, minhaIdade;</text:span></text:p>
                <text:p><text:span text:style-name="T11">meuNome = 'Rafael';</text:span></text:p>
                <text:p><text:span text:style-name="T11">minhaIdade = 42;</text:span></text:p>
                <text:p><text:span text:style-name="T11"/></text:p>
                <text:p><text:span text:style-name="T11">var nomeVariavel = 10;</text:span></text:p>
                <text:p><text:span text:style-name="T11">var nomeVariavel1 = 10, nomeVariavel2;</text:span></text:p>
                <text:p><text:span text:style-name="T11">var nomeVariavel1, nomeVariavel2 = 20;</text:span></text:p>
                <text:p><text:span text:style-name="T11">var nomeVariavel1 = 10, nomeVariavel2 = 20;</text:span></text:p>
                <text:p><text:span text:style-name="T11"/></text:p>
              </text:list-header>
              <text:list-item>
                <text:p><text:span text:style-name="T15">JavaScript!</text:span></text:p>
                <text:list>
                  <text:list-item>
                    <text:p><text:span text:style-name="T25"><text:s/></text:span><text:span text:style-name="T25">Sim, você pode declarar a mesma variável mais de uma vez</text:span></text:p>
                  </text:list-item>
                </text:list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let - Atribuiç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1">let meuNome, minhaIdade;</text:span></text:p>
                <text:p><text:span text:style-name="T11">meuNome = 'Rafael';</text:span></text:p>
                <text:p><text:span text:style-name="T11">minhaIdade = 42;</text:span></text:p>
                <text:p><text:span text:style-name="T11"/></text:p>
                <text:p><text:span text:style-name="T11">let nomeVariavel = 10;</text:span></text:p>
                <text:p><text:span text:style-name="T11">let nomeVariavel1 = 10, nomeVariavel2;</text:span></text:p>
                <text:p><text:span text:style-name="T11">let nomeVariavel3, nomeVariavel4 = 20;</text:span></text:p>
                <text:p><text:span text:style-name="T11">let nomeVariavel5 = 10, nomeVariavel6 = 20;</text:span></text:p>
                <text:p><text:span text:style-name="T11"/></text:p>
              </text:list-header>
              <text:list-item>
                <text:p><text:span text:style-name="T15">Você não pode declarar a mesma variável mais de uma vez</text:span></text:p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const - Atribuiç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 text:style-name="P11"><text:span text:style-name="T19"/></text:p>
                <text:p text:style-name="P11"><text:span text:style-name="T19">const meuNome = </text:span><text:span text:style-name="T11">'Rafael'; </text:span></text:p>
                <text:p text:style-name="P11"><text:span text:style-name="T11">const minhaIdade = 42;</text:span></text:p>
                <text:p><text:span text:style-name="T11"/></text:p>
              </text:list-header>
              <text:list-item>
                <text:p><text:span text:style-name="T15">Deve ser atribuída na declaração</text:span></text:p>
              </text:list-item>
              <text:list-item>
                <text:p><text:span text:style-name="T15">Não é um valor constante e sim uma referência que não pode ser reatribuída</text:span></text:p>
              </text:list-item>
              <text:list-item>
                <text:p><text:span text:style-name="T15">O objeto referenciado pode ser alterado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var - Atribuiç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JavaScript!</text:span></text:p>
                <text:p><text:span text:style-name="T17"/></text:p>
                <text:p><text:span text:style-name="T11">var variavel;</text:span></text:p>
                <text:p><text:span text:style-name="T11">variavel = 10;</text:span></text:p>
                <text:p><text:span text:style-name="T11">typeof variavel;</text:span></text:p>
                <text:p><text:span text:style-name="T17"/></text:p>
                <text:p><text:span text:style-name="T11">variavel = "texto";</text:span></text:p>
                <text:p><text:span text:style-name="T11">typeof variavel;</text:span></text:p>
                <text:p><text:span text:style-name="T17"/></text:p>
                <text:p><text:span text:style-name="T11">variavel = true;</text:span></text:p>
                <text:p><text:span text:style-name="T11">typeof variavel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let - Atribuiç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JavaScript!</text:span></text:p>
                <text:p><text:span text:style-name="T17"/></text:p>
                <text:p><text:span text:style-name="T11">let variavel;</text:span></text:p>
                <text:p><text:span text:style-name="T11">variavel = 10;</text:span></text:p>
                <text:p><text:span text:style-name="T11">typeof variavel;</text:span></text:p>
                <text:p><text:span text:style-name="T17"/></text:p>
                <text:p><text:span text:style-name="T11">variavel = "texto";</text:span></text:p>
                <text:p><text:span text:style-name="T11">typeof variavel;</text:span></text:p>
                <text:p><text:span text:style-name="T17"/></text:p>
                <text:p><text:span text:style-name="T11">variavel = true;</text:span></text:p>
                <text:p><text:span text:style-name="T11">typeof variavel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Atribuiç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JavaScript!</text:span></text:p>
                <text:p><text:span text:style-name="T17"/></text:p>
                <text:p><text:span text:style-name="T11">variavel = function() {</text:span></text:p>
                <text:p><text:span text:style-name="T11"><text:s text:c="4"/></text:span><text:span text:style-name="T11">console.log("nossa");</text:span></text:p>
                <text:p><text:span text:style-name="T11">};</text:span></text:p>
                <text:p><text:span text:style-name="T11">typeof variavel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var - Atribuiç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8"/></text:p>
              </text:list-header>
              <text:list-item>
                <text:p><text:span text:style-name="T15">JavaScript!!</text:span></text:p>
                <text:list>
                  <text:list-item>
                    <text:p><text:span text:style-name="T15"><text:s/></text:span><text:span text:style-name="T15">hoisting → elevação</text:span></text:p>
                  </text:list-item>
                  <text:list-item>
                    <text:p><text:span text:style-name="T15"><text:s/></text:span><text:span text:style-name="T15">hoisted → içado</text:span></text:p>
                    <text:p><text:span text:style-name="T15"/></text:p>
                  </text:list-item>
                </text:list>
                <text:p><text:span text:style-name="T15">vaiEntender = 10;</text:span></text:p>
                <text:p><text:span text:style-name="T15">var vaiEntender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var - Atribuiç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8"/></text:p>
                <text:p><text:span text:style-name="T26">var exibirMensagem = function() {</text:span></text:p>
                <text:p><text:span text:style-name="T26"><text:s text:c="5"/></text:span><text:span text:style-name="T26">var mensagemForaDoIf = "TEXTO";</text:span></text:p>
                <text:p><text:span text:style-name="T26"><text:s text:c="5"/></text:span><text:span text:style-name="T26">if(mensagemForaDoIf == "TEXTO") {</text:span></text:p>
                <text:p><text:span text:style-name="T26"><text:s text:c="10"/></text:span><text:span text:style-name="T26">var mensagemDentroDoIf = "JavaScript";</text:span></text:p>
                <text:p><text:span text:style-name="T26"><text:s text:c="5"/></text:span><text:span text:style-name="T26">}</text:span></text:p>
                <text:p><text:span text:style-name="T26"><text:s text:c="5"/></text:span><text:span text:style-name="T26">console.log(mensagemForaDoIf); //TEXTO</text:span></text:p>
                <text:p><text:span text:style-name="T26"><text:s text:c="5"/></text:span><text:span text:style-name="T26">console.log(</text:span><text:span text:style-name="T27">mensagemDentroDoIf</text:span><text:span text:style-name="T26">); //JavaScript</text:span></text:p>
                <text:p><text:span text:style-name="T26">}</text:span></text:p>
                <text:p><text:span text:style-name="T26"/></text:p>
              </text:list-header>
              <text:list-item>
                <text:p><text:span text:style-name="T15">Hoist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let - Atribuiç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8"/></text:p>
                <text:p><text:span text:style-name="T28">let exibeMensagem = function() {</text:span></text:p>
                <text:p><text:span text:style-name="T28"><text:s text:c="5"/></text:span><text:span text:style-name="T28">let mensagemForaDoIf = "TEXTO";</text:span></text:p>
                <text:p><text:span text:style-name="T29"><text:s text:c="5"/></text:span><text:span text:style-name="T29">if(mensagemForaDoIf == "</text:span><text:span text:style-name="T28">TEXTO") {</text:span></text:p>
                <text:p><text:span text:style-name="T28"><text:s text:c="10"/></text:span><text:span text:style-name="T28">let mensagemDentroDoIf <text:s/>= "JS";</text:span></text:p>
                <text:p><text:span text:style-name="T28"><text:s text:c="10"/></text:span><text:span text:style-name="T28">console.log(mensagemDentroDoIf); //JS</text:span></text:p>
                <text:p><text:span text:style-name="T28"><text:s text:c="5"/></text:span><text:span text:style-name="T28">}</text:span></text:p>
                <text:p><text:span text:style-name="T28"><text:s text:c="5"/></text:span><text:span text:style-name="T28">console.log(mensagemForaDoIf); //TEXTO</text:span></text:p>
                <text:list>
                  <text:list-item>
                    <text:list>
                      <text:list-header>
                        <text:p><text:span text:style-name="T27">console.log(mensagemDentroDoIf); <text:s/>//ERRO!</text:span></text:p>
                      </text:list-header>
                    </text:list>
                  </text:list-item>
                </text:list>
                <text:p><text:span text:style-name="T28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Precedência e Associatividade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8"/></text:p>
              </text:list-header>
              <text:list-item>
                <text:p><text:span text:style-name="T15">Está no arquivo</text:span></text:p>
                <text:p><text:span text:style-name="T15"/></text:p>
                <text:p><text:span text:style-name="T15">Tabela Precedência Operadores.od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Operadores Aritméticos</text:span></text:p>
          </draw:text-box>
        </draw:frame>
        <draw:frame draw:style-name="standard" draw:layer="layout" svg:width="12.799cm" svg:height="11.87cm" svg:x="5.808cm" svg:y="5.179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3">
              <table:table-cell table:style-name="ce5">
                <text:p text:style-name="P7"><text:span text:style-name="T6">+</text:span></text:p>
              </table:table-cell>
              <table:table-cell table:style-name="ce6">
                <text:p text:style-name="P12"><text:span text:style-name="T6">Adição</text:span></text:p>
              </table:table-cell>
              <table:table-cell table:style-name="ce7">
                <text:p text:style-name="P12"><text:span text:style-name="T6">6 + 9</text:span></text:p>
              </table:table-cell>
            </table:table-row>
            <table:table-row table:style-name="ro3">
              <table:table-cell table:style-name="ce5">
                <text:p text:style-name="P13"><text:span text:style-name="T6">- </text:span></text:p>
              </table:table-cell>
              <table:table-cell table:style-name="ce6">
                <text:p text:style-name="P12"><text:span text:style-name="T6">Subtração</text:span></text:p>
              </table:table-cell>
              <table:table-cell table:style-name="ce7">
                <text:p text:style-name="P12"><text:span text:style-name="T6">20 - 15</text:span></text:p>
              </table:table-cell>
            </table:table-row>
            <table:table-row table:style-name="ro3">
              <table:table-cell table:style-name="ce5">
                <text:p text:style-name="P13"><text:span text:style-name="T6">*</text:span></text:p>
              </table:table-cell>
              <table:table-cell table:style-name="ce6">
                <text:p text:style-name="P12"><text:span text:style-name="T6">Multiplicação</text:span></text:p>
              </table:table-cell>
              <table:table-cell table:style-name="ce7">
                <text:p text:style-name="P12"><text:span text:style-name="T6">3 * 7</text:span></text:p>
              </table:table-cell>
            </table:table-row>
            <table:table-row table:style-name="ro3">
              <table:table-cell table:style-name="ce5">
                <text:p text:style-name="P13"><text:span text:style-name="T6">/</text:span></text:p>
              </table:table-cell>
              <table:table-cell table:style-name="ce6">
                <text:p text:style-name="P12"><text:span text:style-name="T6">Divisão</text:span></text:p>
              </table:table-cell>
              <table:table-cell table:style-name="ce7">
                <text:p text:style-name="P12"><text:span text:style-name="T6">10 / 5</text:span></text:p>
              </table:table-cell>
            </table:table-row>
            <table:table-row table:style-name="ro3">
              <table:table-cell table:style-name="ce5">
                <text:p text:style-name="P13"><text:span text:style-name="T6">%</text:span></text:p>
              </table:table-cell>
              <table:table-cell table:style-name="ce6">
                <text:p text:style-name="P12"><text:span text:style-name="T6">Resto inteiro</text:span></text:p>
              </table:table-cell>
              <table:table-cell table:style-name="ce7">
                <text:p text:style-name="P12"><text:span text:style-name="T6">8 % 3</text:span></text:p>
              </table:table-cell>
            </table:table-row>
            <table:table-row table:style-name="ro3">
              <table:table-cell table:style-name="ce5" table:number-rows-spanned="2">
                <text:p text:style-name="P13"><text:span text:style-name="T6">++ </text:span></text:p>
              </table:table-cell>
              <table:table-cell table:style-name="ce6" table:number-rows-spanned="2">
                <text:p text:style-name="P12"><text:span text:style-name="T6">Incremento</text:span></text:p>
              </table:table-cell>
              <table:table-cell table:style-name="ce7">
                <text:p text:style-name="P12"><text:span text:style-name="T6">x++</text:span></text:p>
              </table:table-cell>
            </table:table-row>
            <table:table-row table:style-name="ro3">
              <table:covered-table-cell table:style-name="ce5"/>
              <table:covered-table-cell table:style-name="ce6"/>
              <table:table-cell table:style-name="ce7">
                <text:p text:style-name="P12"><text:span text:style-name="T6">++x</text:span></text:p>
              </table:table-cell>
            </table:table-row>
            <table:table-row table:style-name="ro3">
              <table:table-cell table:style-name="ce5" table:number-rows-spanned="2">
                <text:p text:style-name="P13"><text:span text:style-name="T6">-- </text:span></text:p>
              </table:table-cell>
              <table:table-cell table:style-name="ce6" table:number-rows-spanned="2">
                <text:p text:style-name="P12"><text:span text:style-name="T6">Decremento </text:span></text:p>
              </table:table-cell>
              <table:table-cell table:style-name="ce7">
                <text:p text:style-name="P12"><text:span text:style-name="T6">x-- </text:span></text:p>
              </table:table-cell>
            </table:table-row>
            <table:table-row table:style-name="ro3">
              <table:covered-table-cell table:style-name="ce5"/>
              <table:covered-table-cell table:style-name="ce6"/>
              <table:table-cell table:style-name="ce7">
                <text:p text:style-name="P12"><text:span text:style-name="T6">--x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Operador de Atribuiç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8"/></text:p>
                <text:p><text:span text:style-name="T11">let x = 10, y;</text:span></text:p>
                <text:p><text:span text:style-name="T11">x = 20;</text:span></text:p>
                <text:p><text:span text:style-name="T11">y = x;</text:span></text:p>
                <text:p><text:span text:style-name="T11">let x, y, z;</text:span></text:p>
                <text:p><text:span text:style-name="T11">x = y = z = 10;</text:span></text:p>
                <text:p><text:span text:style-name="T15"/></text:p>
              </text:list-header>
              <text:list-item>
                <text:p><text:span text:style-name="T15">Formas Reduzidas</text:span></text:p>
                <text:p><text:span text:style-name="T11"><text:s text:c="2"/></text:span><text:span text:style-name="T11">+=</text:span></text:p>
                <text:p><text:span text:style-name="T11"><text:s text:c="2"/></text:span><text:span text:style-name="T11">-=</text:span></text:p>
                <text:p><text:span text:style-name="T11"><text:s text:c="2"/></text:span><text:span text:style-name="T11">*=</text:span></text:p>
                <text:p><text:span text:style-name="T11"><text:s text:c="2"/></text:span><text:span text:style-name="T11">/=</text:span></text:p>
                <text:p><text:span text:style-name="T11"><text:s text:c="2"/></text:span><text:span text:style-name="T11">%=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Operadores Relacionais</text:span></text:p>
          </draw:text-box>
        </draw:frame>
        <draw:frame draw:style-name="standard" draw:layer="layout" svg:width="16.599cm" svg:height="12.275cm" svg:x="3.963cm" svg:y="4.874cm">
          <table:table table:template-name="default"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" table:default-cell-style-name="ce8">
              <table:table-cell table:number-rows-spanned="2">
                <text:p text:style-name="P7"><text:span text:style-name="T30"><text:s/></text:span><text:span text:style-name="T30">=== </text:span></text:p>
              </table:table-cell>
              <table:table-cell table:style-name="ce9" table:number-rows-spanned="2">
                <text:p text:style-name="P14"><text:span text:style-name="T30">Igualdade estrita</text:span></text:p>
              </table:table-cell>
              <table:table-cell table:style-name="ce9">
                <text:p text:style-name="P14"><text:span text:style-name="T30">5 === 2 + 3</text:span></text:p>
              </table:table-cell>
              <table:table-cell>
                <text:p text:style-name="P15"><text:span text:style-name="T30">true</text:span></text:p>
              </table:table-cell>
            </table:table-row>
            <table:table-row table:style-name="ro1" table:default-cell-style-name="ce8">
              <table:covered-table-cell/>
              <table:covered-table-cell table:style-name="ce9"/>
              <table:table-cell table:style-name="ce10">
                <text:p text:style-name="P16"><text:span text:style-name="T31">5 === "5"</text:span></text:p>
              </table:table-cell>
              <table:table-cell>
                <text:p text:style-name="P15"><text:span text:style-name="T30">false</text:span></text:p>
              </table:table-cell>
            </table:table-row>
            <table:table-row table:style-name="ro1" table:default-cell-style-name="ce8">
              <table:table-cell table:number-rows-spanned="2">
                <text:p text:style-name="P15"><text:span text:style-name="T30">!==</text:span></text:p>
              </table:table-cell>
              <table:table-cell table:style-name="ce9" table:number-rows-spanned="2">
                <text:p text:style-name="P14"><text:span text:style-name="T30">Diferente estrito</text:span></text:p>
              </table:table-cell>
              <table:table-cell table:style-name="ce9">
                <text:p text:style-name="P14"><text:span text:style-name="T30">5 !== 2 + 4</text:span></text:p>
              </table:table-cell>
              <table:table-cell>
                <text:p text:style-name="P15"><text:span text:style-name="T30">true</text:span></text:p>
              </table:table-cell>
            </table:table-row>
            <table:table-row table:style-name="ro1" table:default-cell-style-name="ce8">
              <table:covered-table-cell/>
              <table:covered-table-cell table:style-name="ce9"/>
              <table:table-cell table:style-name="ce9">
                <text:p text:style-name="P14"><text:span text:style-name="T30">5 !== "5"</text:span></text:p>
              </table:table-cell>
              <table:table-cell>
                <text:p text:style-name="P15"><text:span text:style-name="T30">true</text:span></text:p>
              </table:table-cell>
            </table:table-row>
            <table:table-row table:style-name="ro1" table:default-cell-style-name="ce8">
              <table:table-cell>
                <text:p text:style-name="P15"><text:span text:style-name="T30">&lt;</text:span></text:p>
              </table:table-cell>
              <table:table-cell table:style-name="ce9">
                <text:p text:style-name="P14"><text:span text:style-name="T30">Menor que</text:span></text:p>
              </table:table-cell>
              <table:table-cell table:style-name="ce9">
                <text:p text:style-name="P14"><text:span text:style-name="T30">6 &lt; 10</text:span></text:p>
              </table:table-cell>
              <table:table-cell>
                <text:p text:style-name="P15"><text:span text:style-name="T30">true</text:span></text:p>
              </table:table-cell>
            </table:table-row>
            <table:table-row table:style-name="ro1" table:default-cell-style-name="ce8">
              <table:table-cell>
                <text:p text:style-name="P15"><text:span text:style-name="T30">&gt;</text:span></text:p>
              </table:table-cell>
              <table:table-cell table:style-name="ce9">
                <text:p text:style-name="P14"><text:span text:style-name="T30">Maior que</text:span></text:p>
              </table:table-cell>
              <table:table-cell table:style-name="ce9">
                <text:p text:style-name="P14"><text:span text:style-name="T30">20 &gt; 10</text:span></text:p>
              </table:table-cell>
              <table:table-cell>
                <text:p text:style-name="P15"><text:span text:style-name="T30">true</text:span></text:p>
              </table:table-cell>
            </table:table-row>
            <table:table-row table:style-name="ro1" table:default-cell-style-name="ce8">
              <table:table-cell>
                <text:p text:style-name="P15"><text:span text:style-name="T30">&lt;=</text:span></text:p>
              </table:table-cell>
              <table:table-cell table:style-name="ce9">
                <text:p text:style-name="P14"><text:span text:style-name="T30">Menor ou igual a</text:span></text:p>
              </table:table-cell>
              <table:table-cell table:style-name="ce9">
                <text:p text:style-name="P14"><text:span text:style-name="T30">2 &lt;= 3</text:span></text:p>
              </table:table-cell>
              <table:table-cell>
                <text:p text:style-name="P15"><text:span text:style-name="T30">true</text:span></text:p>
              </table:table-cell>
            </table:table-row>
            <table:table-row table:style-name="ro1" table:default-cell-style-name="ce8">
              <table:table-cell>
                <text:p text:style-name="P15"><text:span text:style-name="T30">&gt;=</text:span></text:p>
              </table:table-cell>
              <table:table-cell table:style-name="ce9">
                <text:p text:style-name="P14"><text:span text:style-name="T30">Maior ou igual a</text:span></text:p>
              </table:table-cell>
              <table:table-cell table:style-name="ce9">
                <text:p text:style-name="P14"><text:span text:style-name="T30">5 &gt;= 4</text:span></text:p>
              </table:table-cell>
              <table:table-cell>
                <text:p text:style-name="P15"><text:span text:style-name="T30">true</text:span></text:p>
              </table:table-cell>
            </table:table-row>
            <table:table-row table:style-name="ro1" table:default-cell-style-name="ce8">
              <table:table-cell table:number-rows-spanned="2">
                <text:p text:style-name="P15"><text:span text:style-name="T30"><text:s/></text:span><text:span text:style-name="T30">== </text:span></text:p>
              </table:table-cell>
              <table:table-cell table:style-name="ce9" table:number-rows-spanned="2">
                <text:p text:style-name="P14"><text:span text:style-name="T30">Igualdade</text:span></text:p>
              </table:table-cell>
              <table:table-cell table:style-name="ce9">
                <text:p text:style-name="P14"><text:span text:style-name="T30">5 == 2 + 3</text:span></text:p>
              </table:table-cell>
              <table:table-cell>
                <text:p text:style-name="P15"><text:span text:style-name="T30">true</text:span></text:p>
              </table:table-cell>
            </table:table-row>
            <table:table-row table:style-name="ro1" table:default-cell-style-name="ce8">
              <table:covered-table-cell/>
              <table:covered-table-cell table:style-name="ce9"/>
              <table:table-cell table:style-name="ce9">
                <text:p text:style-name="P14"><text:span text:style-name="T30">5 == "5"</text:span></text:p>
              </table:table-cell>
              <table:table-cell>
                <text:p text:style-name="P15"><text:span text:style-name="T30">true</text:span></text:p>
              </table:table-cell>
            </table:table-row>
            <table:table-row table:style-name="ro1" table:default-cell-style-name="ce8">
              <table:table-cell table:number-rows-spanned="2">
                <text:p text:style-name="P15"><text:span text:style-name="T30">!= </text:span></text:p>
              </table:table-cell>
              <table:table-cell table:style-name="ce9" table:number-rows-spanned="2">
                <text:p text:style-name="P14"><text:span text:style-name="T30">Diferente</text:span></text:p>
              </table:table-cell>
              <table:table-cell table:style-name="ce9">
                <text:p text:style-name="P14"><text:span text:style-name="T30">5 != 2 + 4</text:span></text:p>
              </table:table-cell>
              <table:table-cell>
                <text:p text:style-name="P15"><text:span text:style-name="T30">true</text:span></text:p>
              </table:table-cell>
            </table:table-row>
            <table:table-row table:style-name="ro1" table:default-cell-style-name="ce8">
              <table:covered-table-cell/>
              <table:covered-table-cell table:style-name="ce9"/>
              <table:table-cell table:style-name="ce9">
                <text:p text:style-name="P14"><text:span text:style-name="T30">5 != "5"</text:span></text:p>
              </table:table-cell>
              <table:table-cell>
                <text:p text:style-name="P15"><text:span text:style-name="T30">fals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Operadores Relacionai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8"/></text:p>
              </text:list-header>
              <text:list-item>
                <text:p><text:span text:style-name="T15">O === e o !== testam se o valor e os tipos são iguais</text:span></text:p>
              </text:list-item>
              <text:list-item>
                <text:p><text:span text:style-name="T15">O == e o != testam apenas o valor, permitindo conversões</text:span></text:p>
                <text:p><text:span text:style-name="T15"/></text:p>
              </text:list-item>
              <text:list-item>
                <text:p><text:span text:style-name="T15">NÃO USE == E !=</text:span></text:p>
              </text:list-item>
              <text:list-item>
                <text:p><text:span text:style-name="T15">USE APENAS === E !==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Operadores Lógic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8"/></text:p>
              </text:list-header>
              <text:list-item>
                <text:p><text:span text:style-name="T15">E</text:span><text:span text:style-name="T15"><text:tab/></text:span><text:span text:style-name="T15">&amp;&amp;</text:span><text:span text:style-name="T15"><text:tab/></text:span><text:span text:style-name="T15">expr1 &amp;&amp; expr2</text:span></text:p>
                <text:p><text:span text:style-name="T18"/></text:p>
                <text:p><text:span text:style-name="T9">a1 = true <text:s/>&amp;&amp; true <text:s text:c="6"/>// t &amp;&amp; t retorna true</text:span></text:p>
                <text:p><text:span text:style-name="T9">a2 = true <text:s/>&amp;&amp; false <text:s text:c="5"/>// t &amp;&amp; f retorna false</text:span></text:p>
                <text:p><text:span text:style-name="T9">a3 = false &amp;&amp; true <text:s text:c="6"/>// f &amp;&amp; t retorna false</text:span></text:p>
                <text:p><text:span text:style-name="T9">a4 = false &amp;&amp; (3 == 4) <text:s text:c="2"/>// f &amp;&amp; f retorna false</text:span></text:p>
                <text:p><text:span text:style-name="T9">a5 = 'Cat' &amp;&amp; 'Dog' <text:s text:c="5"/>// t &amp;&amp; t retorna "Dog"</text:span></text:p>
                <text:p><text:span text:style-name="T9">a6 = false &amp;&amp; 'Cat' <text:s text:c="5"/>// f &amp;&amp; t retorna false</text:span></text:p>
                <text:p><text:span text:style-name="T9">a7 = 'Cat' &amp;&amp; false <text:s text:c="5"/>// t &amp;&amp; f retorna false</text:span></text:p>
                <text:p><text:span text:style-name="T9">a8 = '' <text:s text:c="3"/>&amp;&amp; false <text:s text:c="5"/>// f &amp;&amp; f retorna ""</text:span></text:p>
                <text:p><text:span text:style-name="T9">a9 = false &amp;&amp; '' <text:s text:c="8"/>// f &amp;&amp; f retorna fals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Operadores Lógic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8"/></text:p>
              </text:list-header>
              <text:list-item>
                <text:p><text:span text:style-name="T15">OU</text:span><text:span text:style-name="T15"><text:tab/></text:span><text:span text:style-name="T15">||</text:span><text:span text:style-name="T15"><text:tab/></text:span><text:span text:style-name="T15">expr1 || expre2</text:span></text:p>
                <text:p><text:span text:style-name="T18"/></text:p>
                <text:p><text:span text:style-name="T9">o1 = true <text:s/>|| true <text:s text:c="6"/>// t || t retorna true</text:span></text:p>
                <text:p><text:span text:style-name="T9">o2 = false || true <text:s text:c="6"/>// f || t retorna true</text:span></text:p>
                <text:p><text:span text:style-name="T9">o3 = true <text:s/>|| false <text:s text:c="5"/>// t || f retorna true</text:span></text:p>
                <text:p><text:span text:style-name="T9">o4 = false || (3 == 4) <text:s text:c="2"/>// f || f retorna false</text:span></text:p>
                <text:p><text:span text:style-name="T9">o5 = 'Cat' || 'Dog' <text:s text:c="5"/>// t || t retorna "Cat"</text:span></text:p>
                <text:p><text:span text:style-name="T9">o6 = false || 'Cat' <text:s text:c="5"/>// f || t retorna "Cat"</text:span></text:p>
                <text:p><text:span text:style-name="T9">o7 = 'Cat' || false <text:s text:c="5"/>// t || f retorna "Cat"</text:span></text:p>
                <text:p><text:span text:style-name="T9">o8 = '' <text:s text:c="3"/>|| false <text:s text:c="5"/>// f || f retorna false</text:span></text:p>
                <text:p><text:span text:style-name="T9">o9 = false || '' <text:s text:c="8"/>// f || f retorna ""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Operadores Lógic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8"/></text:p>
              </text:list-header>
              <text:list-item>
                <text:p><text:span text:style-name="T15">Não</text:span><text:span text:style-name="T15"><text:tab/></text:span><text:span text:style-name="T15">!</text:span><text:span text:style-name="T15"><text:tab/></text:span><text:span text:style-name="T15">!expr</text:span></text:p>
                <text:p><text:span text:style-name="T18"/></text:p>
                <text:p><text:span text:style-name="T9">n1 = !true <text:s text:c="14"/>// !t retorna false</text:span></text:p>
                <text:p><text:span text:style-name="T9">n2 = !false <text:s text:c="13"/>// !f retorna true</text:span></text:p>
                <text:p><text:span text:style-name="T9">n3 = !'Cat' <text:s text:c="13"/>// !t retorna fals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String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28"/></text:p>
                <text:p><text:span text:style-name="T28">let texto;</text:span></text:p>
                <text:p><text:span text:style-name="T28">texto = "meu texto";</text:span></text:p>
                <text:p><text:span text:style-name="T28">texto = 'meu texto';</text:span></text:p>
                <text:p><text:span text:style-name="T28">texto = 'meu "super" texto';</text:span></text:p>
                <text:p><text:span text:style-name="T28">texto = "meu 'super' texto";</text:span></text:p>
                <text:p><text:span text:style-name="T28"/></text:p>
                <text:p><text:span text:style-name="T28">let letra;</text:span></text:p>
                <text:p><text:span text:style-name="T28">letra = "a";</text:span></text:p>
                <text:p><text:span text:style-name="T28">letra = 'a'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String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Concatenação</text:span></text:p>
                <text:p><text:span text:style-name="T18"/></text:p>
                <text:p><text:span text:style-name="T28">let um = 'Olá, ';</text:span></text:p>
                <text:p><text:span text:style-name="T28">let dois = 'como você está?';</text:span></text:p>
                <text:p><text:span text:style-name="T28">let juntas = um + dois;</text:span></text:p>
                <text:p><text:span text:style-name="T28">let nome = 'Rafael';</text:span></text:p>
                <text:p><text:span text:style-name="T28">let altura = 1.82;</text:span></text:p>
                <text:p><text:span text:style-name="T28">let texto = "Olá " + nome + ". Você tem " + <text:s/></text:span></text:p>
                <text:p><text:span text:style-name="T28"><text:s text:c="12"/></text:span><text:span text:style-name="T28">altura + ' de altura.';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String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5"/></text:p>
              </text:list-header>
              <text:list-item>
                <text:p><text:span text:style-name="T15">Tamanho</text:span></text:p>
                <text:list>
                  <text:list-item>
                    <text:p><text:span text:style-name="T20"><text:s/></text:span><text:span text:style-name="T20">Strings em JavaScript são objetos internamente</text:span></text:p>
                  </text:list-item>
                  <text:list-item>
                    <text:p><text:span text:style-name="T20"><text:s/></text:span><text:span text:style-name="T20">Atributo </text:span><text:span text:style-name="T21">length</text:span></text:p>
                  </text:list-item>
                </text:list>
                <text:p><text:span text:style-name="T15"/></text:p>
                <text:p><text:span text:style-name="T11">let texto = "Grosbilda";</text:span></text:p>
                <text:p><text:span text:style-name="T11">let tamanho = texto.length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String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5"/></text:p>
              </text:list-header>
              <text:list-item>
                <text:p><text:span text:style-name="T15">Conversão para Maiúsculas/Minúsculas</text:span></text:p>
                <text:p><text:span text:style-name="T18"/></text:p>
                <text:p><text:span text:style-name="T11">texto.toUpperCase();</text:span></text:p>
                <text:p><text:span text:style-name="T11">texto.toLowerCase(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String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5"/></text:p>
              </text:list-header>
              <text:list-item>
                <text:p><text:span text:style-name="T15">Comparação</text:span></text:p>
                <text:p><text:span text:style-name="T15"/></text:p>
                <text:p><text:span text:style-name="T15">===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13">Strings - Conversõ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String → Valor</text:span></text:p>
                <text:p><text:span text:style-name="T18"/></text:p>
                <text:p><text:span text:style-name="T11">Number("10");</text:span><text:span text:style-name="T11"><text:tab/></text:span><text:span text:style-name="T11"> <text:s text:c="4"/>10</text:span></text:p>
                <text:p><text:span text:style-name="T11">Number("10.4");</text:span><text:span text:style-name="T11"><text:tab/></text:span><text:span text:style-name="T11"> <text:s text:c="4"/>10.4</text:span></text:p>
                <text:p><text:span text:style-name="T11">Number(true);</text:span><text:span text:style-name="T11"><text:tab/></text:span><text:span text:style-name="T11"> <text:s text:c="4"/>1</text:span></text:p>
                <text:p><text:span text:style-name="T11">Number(false);</text:span><text:span text:style-name="T11"><text:tab/></text:span><text:span text:style-name="T11"> <text:s text:c="4"/>0</text:span></text:p>
                <text:p><text:span text:style-name="T11">Number("999 888");</text:span><text:span text:style-name="T11"><text:tab/></text:span><text:span text:style-name="T11">NaN <text:s text:c="3"/>//espaço</text:span></text:p>
                <text:p><text:span text:style-name="T11"/></text:p>
                <text:p><text:span text:style-name="T11">parseInt("10"); <text:s text:c="6"/>10</text:span></text:p>
                <text:p><text:span text:style-name="T11">parseFloat("10.4"); <text:s text:c="2"/>10.4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Strings - </text:span><text:span text:style-name="T13">Conversõ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Valor → String</text:span></text:p>
                <text:p><text:span text:style-name="T15"/></text:p>
                <text:p><text:span text:style-name="T11">String(10);</text:span></text:p>
                <text:p><text:span text:style-name="T11">var numero = 10.4;</text:span></text:p>
                <text:p><text:span text:style-name="T11">numero.toString();</text:span></text:p>
                <text:p><text:span text:style-name="T11">"" + numero;</text:span></text:p>
                <text:p><text:span text:style-name="T11">'' + numero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Strings - </text:span><text:span text:style-name="T13">Conversõ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Valor → String</text:span></text:p>
                <text:p><text:span text:style-name="T15"/></text:p>
                <text:p><text:span text:style-name="T11">var numero = 10;</text:span></text:p>
                <text:p><text:span text:style-name="T11">numero.toString(2)</text:span><text:span text:style-name="T11"><text:tab/></text:span><text:span text:style-name="T11">→ binário</text:span></text:p>
                <text:p><text:span text:style-name="T11">numero.toString(16)</text:span><text:span text:style-name="T11"><text:tab/></text:span><text:span text:style-name="T11">→ hexadecimal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String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Acesso a caracteres</text:span></text:p>
                <text:p><text:span text:style-name="T18"/></text:p>
                <text:p><text:span text:style-name="T11">texto[indice]</text:span></text:p>
                <text:p><text:span text:style-name="T11"/></text:p>
                <text:p><text:span text:style-name="T11">let texto = 'Grosbilda';</text:span></text:p>
                <text:p><text:span text:style-name="T19">texto[2]; <text:s text:c="2"/>// 'o</text:span><text:span text:style-name="T11">'</text:span></text:p>
                <text:p><text:span text:style-name="T15"/></text:p>
              </text:list-item>
              <text:list-item>
                <text:p><text:span text:style-name="T15">Tem muito mais métodos na String</text:span></text:p>
                <text:list>
                  <text:list-item>
                    <text:p><text:span text:style-name="T15"><text:s/></text:span><text:span text:style-name="T15">Olhe antes de reinventar a ro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Escrita na tela em modo texto +-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5"/></text:p>
              </text:list-header>
              <text:list-item>
                <text:p><text:span text:style-name="T15">Escrevendo no console do navegador</text:span></text:p>
                <text:p><text:span text:style-name="T17"/></text:p>
                <text:p><text:span text:style-name="T11">console.log("Oie!");</text:span></text:p>
                <text:p><text:span text:style-name="T15"/></text:p>
              </text:list-item>
              <text:list-item>
                <text:p><text:span text:style-name="T15">Usando a função Window.alert()</text:span></text:p>
                <text:p><text:span text:style-name="T17"/></text:p>
                <text:p><text:span text:style-name="T11">alert('Oie!');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Leitura via teclado +-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5"/></text:p>
              </text:list-header>
              <text:list-item>
                <text:p><text:span text:style-name="T15">Usando a função Window.prompt()</text:span></text:p>
                <text:p><text:span text:style-name="T15"/></text:p>
                <text:p><text:span text:style-name="T11">let nome = prompt('Qual o seu nome?');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5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Seleção - if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1">if (condicao) {</text:span></text:p>
                <text:p><text:span text:style-name="T11"><text:s text:c="2"/></text:span><text:span text:style-name="T11">//comandos</text:span></text:p>
                <text:p><text:span text:style-name="T11">}</text:span></text:p>
                <text:p><text:span text:style-name="T11"/></text:p>
                <text:p><text:span text:style-name="T11"/></text:p>
                <text:p><text:span text:style-name="T11">if (condicao) {</text:span></text:p>
                <text:p><text:span text:style-name="T19"><text:s text:c="2"/></text:span><text:span text:style-name="T11">//comandos if</text:span></text:p>
                <text:p><text:span text:style-name="T11">} else {</text:span></text:p>
                <text:p><text:span text:style-name="T19"><text:s text:c="2"/></text:span><text:span text:style-name="T19">//comandos</text:span><text:span text:style-name="T11"> else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6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Seleção - switch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1">switch(expressao) {</text:span></text:p>
                <text:p><text:span text:style-name="T11"><text:s text:c="2"/></text:span><text:span text:style-name="T11">case valor1: </text:span></text:p>
                <text:p><text:span text:style-name="T11"><text:s text:c="7"/></text:span><text:span text:style-name="T11">break;</text:span></text:p>
                <text:p><text:span text:style-name="T11"><text:s text:c="2"/></text:span><text:span text:style-name="T11">case valor2: </text:span></text:p>
                <text:p><text:span text:style-name="T11"><text:s text:c="7"/></text:span><text:span text:style-name="T11">break;</text:span></text:p>
                <text:p><text:span text:style-name="T11"><text:s text:c="2"/></text:span><text:span text:style-name="T11">case valor3: </text:span></text:p>
                <text:p><text:span text:style-name="T11"><text:s text:c="7"/></text:span><text:span text:style-name="T11">break;</text:span></text:p>
                <text:p><text:span text:style-name="T11"><text:s text:c="2"/></text:span><text:span text:style-name="T11">default:</text:span></text:p>
                <text:p><text:span text:style-name="T11">}</text:span></text:p>
                <text:p><text:span text:style-name="T17"/></text:p>
              </text:list-header>
              <text:list-item>
                <text:p><text:span text:style-name="T15">A expressao tem que gerar um valor</text:span></text:p>
              </text:list-item>
              <text:list-item>
                <text:p><text:span text:style-name="T15">Como em Java os valores podem ser string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7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Seleção - Operador Condicional Ternári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1"/></text:p>
                <text:p><text:span text:style-name="T11"/></text:p>
                <text:p><text:span text:style-name="T11"/></text:p>
                <text:p><text:span text:style-name="T11">(condicao) ? codigoVerdade : codigoFalso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8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Repetição - for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1"/></text:p>
                <text:p><text:span text:style-name="T11">for (inicializacao; condicao; atualizacao) {</text:span></text:p>
                <text:p><text:span text:style-name="T11"/></text:p>
                <text:p><text:span text:style-name="T11">}</text:span></text:p>
                <text:p><text:span text:style-name="T11"/></text:p>
                <text:p><text:span text:style-name="T11">for (let cont = 0; cont &lt; 10; cont++) {</text:span></text:p>
                <text:p><text:span text:style-name="T11"><text:s text:c="4"/></text:span><text:span text:style-name="T11">console.log(cont);</text:span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9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Repetição - while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1"/></text:p>
                <text:p><text:span text:style-name="T11"/></text:p>
                <text:p><text:span text:style-name="T11">while (condicao) {</text:span></text:p>
                <text:p><text:span text:style-name="T11"/></text:p>
                <text:p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0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Repetição – do while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1"/></text:p>
                <text:p><text:span text:style-name="T11"/></text:p>
                <text:p><text:span text:style-name="T11">do {</text:span></text:p>
                <text:p><text:span text:style-name="T11"/></text:p>
                <text:p><text:span text:style-name="T11">} while(condicao);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1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- Declaraç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1"/></text:p>
                <text:p><text:span text:style-name="T11">let nomes = ['Ana', 'Maria', 'Grosbilda'];</text:span></text:p>
                <text:p><text:span text:style-name="T11">let numeros = [10, 15, 40];</text:span></text:p>
                <text:p><text:span text:style-name="T11">let vazio = [];</text:span></text:p>
                <text:p><text:span text:style-name="T11">let comTamanho = new Array(10); <text:s/>// tam 10</text:span></text:p>
                <text:p><text:span text:style-name="T11"/></text:p>
              </text:list-header>
              <text:list-item>
                <text:p><text:span text:style-name="T15">JavaScript!</text:span></text:p>
                <text:p><text:span text:style-name="T11">let nossa = ['Vish', 10, true, [1, 2, 3]];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2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- Acess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1"/></text:p>
                <text:p><text:span text:style-name="T15"/></text:p>
                <text:p><text:span text:style-name="T11"/></text:p>
                <text:p><text:span text:style-name="T11">let nome = nomes[1]; <text:s text:c="6"/>//'Maria'</text:span></text:p>
                <text:p><text:span text:style-name="T11">nomes[1] = 'Maria';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3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- Tamanh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1"/></text:p>
                <text:p><text:span text:style-name="T15"/></text:p>
                <text:p><text:span text:style-name="T11"/></text:p>
                <text:p><text:span text:style-name="T11">let tamanho = nomes.length;</text:span></text:p>
                <text:p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4" presentation:class="page"/>
          <draw:frame presentation:style-name="pr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- Detalh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No nível de implementação, vetores em JavaScript armazenam seus elementos como propriedades de um objeto, usando o índice do vetor como nome da propriedade</text:span></text:p>
                <text:p><text:span text:style-name="T17"/></text:p>
                <text:p><text:span text:style-name="T11">let nomes = ['Ana', 'Maria', 'Grosbilda'];</text:span></text:p>
                <text:p><text:span text:style-name="T17"/></text:p>
                <text:list>
                  <text:list-item>
                    <text:p><text:span text:style-name="T20"><text:s/></text:span><text:span text:style-name="T20">Internamente é algo como</text:span></text:p>
                  </text:list-item>
                </text:list>
                <text:p><text:span text:style-name="T11">let nomes = { 0: 'Ana', 1: 'Maria', 2: 'Grosbilda' };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5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66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- <text:s/>Detalh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JavaScript!</text:span></text:p>
                <text:p><text:span text:style-name="T15"/></text:p>
                <text:p><text:span text:style-name="T34">let nossa = [];</text:span></text:p>
                <text:p><text:span text:style-name="T34">nossa[30] = 'credo';</text:span></text:p>
                <text:p><text:span text:style-name="T34">nossa.length;</text:span></text:p>
                <text:p><text:span text:style-name="T34">nossa[0];</text:span></text:p>
                <text:p><text:span text:style-name="T34">nossa[30];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6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67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- Convers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  <text:p><text:span text:style-name="T15"/></text:p>
              </text:list-header>
              <text:list-item>
                <text:p><text:span text:style-name="T15">Converter entre String e Vetor</text:span></text:p>
                <text:p><text:span text:style-name="T15"/></text:p>
                <text:p><text:span text:style-name="T11">let nomes = 'Ana, Maria, Grosbilda, Estrobilobaldo, Zirgonisvaldo';</text:span></text:p>
                <text:p><text:span text:style-name="T11">let turma = nomes.split(', ');</text:span></text:p>
                <text:p><text:span text:style-name="T11">turma;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7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68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– Convers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15">Converter entre Vetor e String</text:span></text:p>
                <text:p><text:span text:style-name="T17"/></text:p>
                <text:p><text:span text:style-name="T11">let turma = ["Ana", "Maria", "Grosbilda", "Estrobilobaldo", "Zirgonisvaldo"];</text:span></text:p>
                <text:p><text:span text:style-name="T11">let nomes = turma.join(', ');</text:span></text:p>
                <text:p><text:span text:style-name="T11">nomes;</text:span></text:p>
                <text:p><text:span text:style-name="T17"/></text:p>
                <text:p><text:span text:style-name="T11">let nomes = turma.toString();</text:span></text:p>
                <text:p><text:span text:style-name="T11">nomes;</text:span></text:p>
                <text:p><text:span text:style-name="T17"/></text:p>
                <text:p><text:span text:style-name="T11">nomes = turma.join(' -&gt; ');</text:span></text:p>
                <text:p><text:span text:style-name="T11">nomes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8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69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– Inserção e Remoç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35">Final do vetor</text:span></text:p>
                <text:p><text:span text:style-name="T16"/></text:p>
                <text:p><text:span text:style-name="T9">let turma = ["Ana", "Maria", "Grosbilda", "Estrobilobaldo", "Zirgonisvaldo"];</text:span></text:p>
                <text:p><text:span text:style-name="T9"/></text:p>
                <text:p><text:span text:style-name="T9">let novoTamanho = turma.push('Juan Pablo');</text:span></text:p>
                <text:p><text:span text:style-name="T9">turma;</text:span></text:p>
                <text:p><text:span text:style-name="T9">novoTamanho;</text:span></text:p>
                <text:p><text:span text:style-name="T9"/></text:p>
                <text:p><text:span text:style-name="T9">let saiu = turma.pop();</text:span></text:p>
                <text:p><text:span text:style-name="T9">turma;</text:span></text:p>
                <text:p><text:span text:style-name="T9">saiu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9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70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– Inserção e Remoç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23"/></text:p>
              </text:list-header>
              <text:list-item>
                <text:p><text:span text:style-name="T35">Início do vetor</text:span></text:p>
                <text:p><text:span text:style-name="T36"/></text:p>
                <text:p><text:span text:style-name="T37">let turma = ["Ana", "Maria", "Grosbilda", "Estrobilobaldo", "Zirgonisvaldo"];</text:span></text:p>
                <text:p><text:span text:style-name="T36"/></text:p>
                <text:p><text:span text:style-name="T37">let novoTamanho = turma.unshift('Juan Pablo');</text:span></text:p>
                <text:p><text:span text:style-name="T37">turma;</text:span></text:p>
                <text:p><text:span text:style-name="T37">novoTamanho;</text:span></text:p>
                <text:p><text:span text:style-name="T36"/></text:p>
                <text:p><text:span text:style-name="T37">let saiu = turma.shift();</text:span></text:p>
                <text:p><text:span text:style-name="T37">turma;</text:span></text:p>
                <text:p><text:span text:style-name="T37">saiu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0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71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– Outr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6"/></text:p>
                <text:p><text:span text:style-name="T38"/></text:p>
                <text:p><text:span text:style-name="T38">let outraTurma = ['Huguinho', 'Zezinho', 'Luisinho'];</text:span></text:p>
                <text:p><text:span text:style-name="T38">let turmona = turma.concat(outraTurma);</text:span></text:p>
                <text:p><text:span text:style-name="T38"/></text:p>
                <text:p><text:span text:style-name="T38">turma.sort(); <text:s text:c="4"/>// altera o vetor</text:span></text:p>
                <text:p><text:span text:style-name="T38"/></text:p>
                <text:p><text:span text:style-name="T38">turma.reverse(); <text:s/>// altera o vetor</text:span></text:p>
                <text:p><text:span text:style-name="T35"/></text:p>
              </text:list-header>
              <text:list-item>
                <text:p><text:span text:style-name="T35">Tem mais um monte de métodos que podemos usar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1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72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– Outr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6"/></text:p>
                <text:p><text:span text:style-name="T38"/></text:p>
              </text:list-header>
              <text:list-item>
                <text:p><text:span text:style-name="T35">Array.forEach( )</text:span></text:p>
                <text:p><text:span text:style-name="T38"/></text:p>
                <text:p><text:span text:style-name="T39">function funcao(x) {</text:span></text:p>
                <text:p><text:span text:style-name="T39"><text:s text:c="4"/></text:span><text:span text:style-name="T39">console.log(x * x);</text:span></text:p>
                <text:p><text:span text:style-name="T39">}</text:span></text:p>
                <text:p><text:span text:style-name="T39"/></text:p>
                <text:p><text:span text:style-name="T39">let numeros = [1, 2, 3, 4, 5];</text:span></text:p>
                <text:p><text:span text:style-name="T39">numeros.forEach(funcao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2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73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– Outr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6"/></text:p>
                <text:p><text:span text:style-name="T38"/></text:p>
              </text:list-header>
              <text:list-item>
                <text:p><text:span text:style-name="T35">Array.forEach( )</text:span></text:p>
                <text:p><text:span text:style-name="T38"/></text:p>
                <text:p><text:span text:style-name="T39">let numeros = [1, 2, 3, 4, 5];</text:span></text:p>
                <text:p text:style-name="P11"><text:span text:style-name="T19">numeros.forEach(</text:span><text:span text:style-name="T39">function (x) {</text:span></text:p>
                <text:p text:style-name="P11"><text:span text:style-name="T39"><text:s text:c="4"/></text:span><text:span text:style-name="T39">console.log(x * x);</text:span></text:p>
                <text:p><text:span text:style-name="T39">}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3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74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– Outr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6"/></text:p>
                <text:p><text:span text:style-name="T38"/></text:p>
              </text:list-header>
              <text:list-item>
                <text:p><text:span text:style-name="T35">Array.forEach( ) MUITO MAIS LENTO QUE:</text:span></text:p>
                <text:p><text:span text:style-name="T38"/></text:p>
                <text:p><text:span text:style-name="T39">function funcao(x) {</text:span></text:p>
                <text:p><text:span text:style-name="T39"><text:s text:c="4"/></text:span><text:span text:style-name="T39">console.log(x * x);</text:span></text:p>
                <text:p><text:span text:style-name="T39">}</text:span></text:p>
                <text:p><text:span text:style-name="T40"/></text:p>
                <text:p><text:span text:style-name="T39">let numeros = [1, 2, 3, 4, 5];</text:span></text:p>
                <text:p><text:span text:style-name="T40"/></text:p>
                <text:p><text:span text:style-name="T39">for (let cont = 0; cont &lt; numeros.length; cont++) {</text:span></text:p>
                <text:p><text:span text:style-name="T39"><text:s text:c="4"/></text:span><text:span text:style-name="T39">funcao(numeros[cont]);</text:span></text:p>
                <text:p><text:span text:style-name="T39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4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75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Vetores – Outr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6"/></text:p>
                <text:p><text:span text:style-name="T38"/></text:p>
              </text:list-header>
              <text:list-item>
                <text:p><text:span text:style-name="T35">Array.forEach( ) mas tem situações em que facilita:</text:span></text:p>
                <text:p><text:span text:style-name="T38"/></text:p>
                <text:p><text:span text:style-name="T38">elements.forEach(function(element) {</text:span></text:p>
                <text:p><text:span text:style-name="T38"><text:s text:c="2"/></text:span><text:span text:style-name="T38">let attribute = element.getAttribute('data-attr');</text:span></text:p>
                <text:p><text:span text:style-name="T38"><text:s text:c="2"/></text:span><text:span text:style-name="T38">element.onclick = function() {</text:span></text:p>
                <text:p><text:span text:style-name="T38"><text:s text:c="4"/></text:span><text:span text:style-name="T38">alert(attribute);</text:span></text:p>
                <text:p><text:span text:style-name="T38"><text:s text:c="2"/></text:span><text:span text:style-name="T38">};</text:span></text:p>
                <text:p><text:span text:style-name="T38">}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5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76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Matriz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6"/></text:p>
                <text:p><text:span text:style-name="T38">let matriz = [[1, 2, 3], [4, 5, 6], [7, 8, 9]];</text:span></text:p>
                <text:p><text:span text:style-name="T38">matriz[0][2]; <text:s/>// 3</text:span></text:p>
                <text:p><text:span text:style-name="T38">matriz[2][1]; <text:s/>//8</text:span></text:p>
                <text:p><text:span text:style-name="T38"/></text:p>
                <text:p><text:span text:style-name="T38">let</text:span><text:span text:style-name="T41"> m = new Array(4);</text:span></text:p>
                <text:p><text:span text:style-name="T42">for (</text:span><text:span text:style-name="T38">let</text:span><text:span text:style-name="T41"> linha = 0; linha &lt; m.length; linha++) {</text:span></text:p>
                <text:p><text:span text:style-name="T41"><text:s text:c="2"/></text:span><text:span text:style-name="T41">m[linha] = new Array(linha + 1);</text:span></text:p>
                <text:p><text:span text:style-name="T42"><text:s text:c="2"/></text:span><text:span text:style-name="T42">for (</text:span><text:span text:style-name="T38">let</text:span><text:span text:style-name="T41"> coluna=0; coluna &lt; m[linha].length; coluna++) {</text:span></text:p>
                <text:p><text:span text:style-name="T41"><text:s text:c="4"/></text:span><text:span text:style-name="T41">m[linha][coluna] = (coluna + 1) * (linha + 1);</text:span></text:p>
                <text:p><text:span text:style-name="T41"><text:s text:c="2"/></text:span><text:span text:style-name="T41">}</text:span></text:p>
                <text:p><text:span text:style-name="T41">}</text:span></text:p>
                <text:p><text:span text:style-name="T41">m; </text:span></text:p>
                <text:p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6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77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6"/></text:p>
                <text:p><text:span text:style-name="T38"/></text:p>
                <text:p><text:span text:style-name="T38">function nomeFuncao(parametros) {</text:span></text:p>
                <text:p><text:span text:style-name="T38"><text:s text:c="4"/></text:span><text:span text:style-name="T38">corpo;</text:span></text:p>
                <text:p><text:span text:style-name="T38">}</text:span></text:p>
                <text:p><text:span text:style-name="T38"/></text:p>
                <text:p><text:span text:style-name="T38">function funcao1() {</text:span></text:p>
                <text:p><text:span text:style-name="T38"><text:s text:c="4"/></text:span><text:span text:style-name="T38">console.log('oi');</text:span></text:p>
                <text:p><text:span text:style-name="T38">}</text:span></text:p>
                <text:p><text:span text:style-name="T38"/></text:p>
                <text:p><text:span text:style-name="T38">funcao1()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7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78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6"/></text:p>
                <text:p><text:span text:style-name="T38">function nomeFuncao(parametros) {</text:span></text:p>
                <text:p><text:span text:style-name="T38"><text:s text:c="4"/></text:span><text:span text:style-name="T38">corpo;</text:span></text:p>
                <text:p><text:span text:style-name="T38">}</text:span></text:p>
                <text:p><text:span text:style-name="T38"/></text:p>
                <text:p><text:span text:style-name="T38">function funcao2(x) {</text:span></text:p>
                <text:p><text:span text:style-name="T38"><text:s text:c="4"/></text:span><text:span text:style-name="T38">console.log(x);</text:span></text:p>
                <text:p><text:span text:style-name="T38">}</text:span></text:p>
                <text:p><text:span text:style-name="T38"/></text:p>
                <text:p><text:span text:style-name="T38">funcao2(10);</text:span></text:p>
                <text:p><text:span text:style-name="T38"/></text:p>
              </text:list-header>
              <text:list-item>
                <text:p><text:span text:style-name="T35">JavaScript!</text:span></text:p>
                <text:p><text:span text:style-name="T38">funcao2(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8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79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6"/></text:p>
              </text:list-header>
              <text:list-item>
                <text:p><text:span text:style-name="T35">Uma função retorna </text:span><text:span text:style-name="T43">undefined</text:span><text:span text:style-name="T35"> se um valor não for retornado</text:span></text:p>
                <text:p><text:span text:style-name="T38"/></text:p>
              </text:list-item>
              <text:list-item>
                <text:p><text:span text:style-name="T35">JavaScript!!</text:span></text:p>
                <text:list>
                  <text:list-item>
                    <text:p><text:span text:style-name="T35"><text:s/></text:span><text:span text:style-name="T35">(hoisting -&gt; elevação) (hoisted -&gt; içado)</text:span></text:p>
                  </text:list-item>
                </text:list>
                <text:p><text:span text:style-name="T38"/></text:p>
                <text:p><text:span text:style-name="T38">funcao();</text:span></text:p>
                <text:p><text:span text:style-name="T38">function funcao() {</text:span></text:p>
                <text:p><text:span text:style-name="T38"><text:s text:c="4"/></text:span><text:span text:style-name="T38">console.log('fui declarada depois!');</text:span></text:p>
                <text:p><text:span text:style-name="T3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9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80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4"/></text:p>
                <text:p><text:span text:style-name="T44">function funcao3(x) {</text:span></text:p>
                <text:p><text:span text:style-name="T44"><text:s text:c="4"/></text:span><text:span text:style-name="T44">console.log(x);</text:span></text:p>
                <text:p><text:span text:style-name="T44"><text:s text:c="4"/></text:span><text:span text:style-name="T44">return x + 1;</text:span></text:p>
                <text:p><text:span text:style-name="T44">}</text:span></text:p>
                <text:p><text:span text:style-name="T40"/></text:p>
                <text:p><text:span text:style-name="T44">console.log(funcao3(1));</text:span></text:p>
                <text:p><text:span text:style-name="T40"/></text:p>
                <text:p><text:span text:style-name="T44">funcao3(1); <text:s/>// veja a diferenca no retorno dessa em relacao a funcao2</text:span></text:p>
                <text:p><text:span text:style-name="T45"/></text:p>
              </text:list-header>
              <text:list-item>
                <text:p><text:span text:style-name="T35">JavaScript!</text:span></text:p>
                <text:p><text:span text:style-name="T44">funcao3(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0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81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4"/></text:p>
              </text:list-header>
              <text:list-item>
                <text:p><text:span text:style-name="T35">JavaScript é dinâmica!</text:span></text:p>
                <text:p><text:span text:style-name="T40"/></text:p>
                <text:p><text:span text:style-name="T44">typeof(funcao3);</text:span></text:p>
                <text:p><text:span text:style-name="T40"/></text:p>
                <text:p><text:span text:style-name="T38">let</text:span><text:span text:style-name="T44"> minhaFuncao = funcao3;</text:span></text:p>
                <text:p><text:span text:style-name="T40"/></text:p>
                <text:p><text:span text:style-name="T44">typeof(minhaFuncao);</text:span></text:p>
                <text:p><text:span text:style-name="T40"/></text:p>
                <text:p><text:span text:style-name="T44">minhaFuncao(1);</text:span></text:p>
                <text:p><text:span text:style-name="T40"/></text:p>
                <text:p><text:span text:style-name="T44">function fazTudo(funcao, valor) {</text:span></text:p>
                <text:p><text:span text:style-name="T44"><text:s text:c="4"/></text:span><text:span text:style-name="T44">return funcao(valor);</text:span></text:p>
                <text:p><text:span text:style-name="T44">}</text:span></text:p>
                <text:p><text:span text:style-name="T40"/></text:p>
                <text:p><text:span text:style-name="T44">fazTudo(funcao3, 1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1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82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4"/></text:p>
              </text:list-header>
              <text:list-item>
                <text:p><text:span text:style-name="T35">JavaScript é dinâmica!</text:span></text:p>
                <text:p><text:span text:style-name="T40"/></text:p>
              </text:list-item>
              <text:list-item>
                <text:p><text:span text:style-name="T35">JavaScript!</text:span></text:p>
                <text:list>
                  <text:list-item>
                    <text:p><text:span text:style-name="T46"><text:s/></text:span><text:span text:style-name="T46">Se a função não estiver bem documentada e com nomes de parâmetros fáceis de entender você tem que analisar o código para saber como usar a função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2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83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 anônima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4"/></text:p>
                <text:p><text:span text:style-name="T39">function() {</text:span></text:p>
                <text:p><text:span text:style-name="T39"><text:s text:c="4"/></text:span><text:span text:style-name="T39">alert('oi');</text:span></text:p>
                <text:p><text:span text:style-name="T39">}</text:span></text:p>
                <text:p><text:span text:style-name="T39"/></text:p>
                <text:p><text:span text:style-name="T39">let funcao = function() {</text:span></text:p>
                <text:p><text:span text:style-name="T39"><text:s text:c="4"/></text:span><text:span text:style-name="T39">alert('oi');</text:span></text:p>
                <text:p><text:span text:style-name="T39">}</text:span></text:p>
                <text:p><text:span text:style-name="T39"/></text:p>
                <text:p text:style-name="P11"><text:span text:style-name="T19">minhaFuncao(</text:span><text:span text:style-name="T39">function() {</text:span></text:p>
                <text:p text:style-name="P11"><text:span text:style-name="T39"><text:s text:c="4"/></text:span><text:span text:style-name="T39">alert('oi');</text:span></text:p>
                <text:p text:style-name="P11"><text:span text:style-name="T39">})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3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84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 anônima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4"/></text:p>
                <text:p><text:span text:style-name="T44"/></text:p>
                <text:p><text:span text:style-name="T47">let botao = document.querySelector('button');</text:span></text:p>
                <text:p><text:span text:style-name="T47"/></text:p>
                <text:p><text:span text:style-name="T47">botao.onclick = function() {</text:span></text:p>
                <text:p><text:span text:style-name="T47"><text:s text:c="4"/></text:span><text:span text:style-name="T47">alert('hello');</text:span></text:p>
                <text:p><text:span text:style-name="T47">}</text:span></text:p>
                <text:p><text:span text:style-name="T47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4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85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 anônima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44"/></text:p>
                <text:p><text:span text:style-name="T44"/></text:p>
              </text:list-header>
              <text:list-item>
                <text:p><text:span text:style-name="T35">JavaScript!</text:span></text:p>
                <text:p><text:span text:style-name="T47">var funcao;</text:span></text:p>
                <text:p><text:span text:style-name="T47">if (numero === 0) {</text:span></text:p>
                <text:p><text:span text:style-name="T47"><text:s text:c="2"/></text:span><text:span text:style-name="T47">funcao = function(x) {</text:span></text:p>
                <text:p><text:span text:style-name="T47"><text:s text:c="4"/></text:span><text:span text:style-name="T47">console.log(x * x);</text:span></text:p>
                <text:p><text:span text:style-name="T47"><text:s text:c="2"/></text:span><text:span text:style-name="T47">}</text:span></text:p>
                <text:p><text:span text:style-name="T47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5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86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 - Argument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5">arguments[indice]</text:span></text:p>
                <text:p><text:span text:style-name="T43">arguments</text:span><text:span text:style-name="T35"> parece mas NÃO É UM VETOR!</text:span></text:p>
                <text:p><text:span text:style-name="T45"/></text:p>
                <text:p><text:span text:style-name="T37">function meuConcat(separador) {</text:span></text:p>
                <text:p><text:span text:style-name="T37"><text:s text:c="3"/></text:span><text:span text:style-name="T37">let resultado = ''; <text:s text:c="4"/>// inicializa a string</text:span></text:p>
                <text:p><text:span text:style-name="T37"><text:s text:c="3"/></text:span><text:span text:style-name="T37">let cont;</text:span></text:p>
                <text:p><text:span text:style-name="T37"><text:s text:c="3"/></text:span><text:span text:style-name="T37">for (cont = 1; cont &lt; arguments.length; cont++) {</text:span></text:p>
                <text:p><text:span text:style-name="T37"><text:s text:c="6"/></text:span><text:span text:style-name="T37">resultado += arguments[cont] + separador;</text:span></text:p>
                <text:p><text:span text:style-name="T37"><text:s text:c="3"/></text:span><text:span text:style-name="T37">}</text:span></text:p>
                <text:p><text:span text:style-name="T37"><text:s text:c="3"/></text:span><text:span text:style-name="T37">return resultado;</text:span></text:p>
                <text:p><text:span text:style-name="T37">}</text:span></text:p>
                <text:p><text:span text:style-name="T45"/></text:p>
                <text:p><text:span text:style-name="T37">meuConcat(', ', 'red', 'orange', 'blue');</text:span></text:p>
                <text:p><text:span text:style-name="T37">meuConcat('; ', 'elephant', 'giraffe', 'lion', 'cheetah');</text:span></text:p>
                <text:p><text:span text:style-name="T37">meuConcat('. ', 'sage', 'basil', 'oregano', 'pepper', 'parsley')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6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87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 – Parâmetros padr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5"/></text:p>
              </text:list-header>
              <text:list-item>
                <text:p><text:span text:style-name="T35">O padrão para parâmetros que não recebem valor é </text:span><text:span text:style-name="T43">undefined</text:span></text:p>
                <text:p><text:span text:style-name="T35"/></text:p>
                <text:p><text:span text:style-name="T39">function multiplica(a, b) {</text:span></text:p>
                <text:p><text:span text:style-name="T39"><text:s text:c="4"/></text:span><text:span text:style-name="T39">return a * b;</text:span></text:p>
                <text:p><text:span text:style-name="T39">}</text:span></text:p>
                <text:p><text:span text:style-name="T39"/></text:p>
                <text:p><text:span text:style-name="T39">multiplica(5); <text:s text:c="2"/>// 5 * undefined -&gt; Na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7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88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 – Parâmetros padr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5"/></text:p>
              </text:list-header>
              <text:list-item>
                <text:p><text:span text:style-name="T35">O padrão para parâmetros que não recebem valor é </text:span><text:span text:style-name="T43">undefined</text:span></text:p>
                <text:p><text:span text:style-name="T35"/></text:p>
                <text:p><text:span text:style-name="T39">function multiplica(a, b) {</text:span></text:p>
                <text:p><text:span text:style-name="T39"><text:s text:c="2"/></text:span><text:span text:style-name="T39">b = (typeof b !== 'undefined') ? <text:s/>b : 1;</text:span></text:p>
                <text:p><text:span text:style-name="T39"><text:s text:c="2"/></text:span><text:span text:style-name="T39">return a * b;</text:span></text:p>
                <text:p><text:span text:style-name="T39">}</text:span></text:p>
                <text:p><text:span text:style-name="T39"/></text:p>
                <text:p><text:span text:style-name="T39">multiplica(5); <text:s/>// 5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8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89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 – Parâmetros padrão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5"/></text:p>
                <text:p><text:span text:style-name="T39">function multiplica(a, b = 1) {</text:span></text:p>
                <text:p><text:span text:style-name="T39"><text:s text:c="4"/></text:span><text:span text:style-name="T39">return a * b;</text:span></text:p>
                <text:p><text:span text:style-name="T39">}</text:span></text:p>
                <text:p><text:span text:style-name="T45"/></text:p>
                <text:p><text:span text:style-name="T39">multiply(5); <text:s/>// 5</text:span></text:p>
                <text:p><text:span text:style-name="T45"/></text:p>
                <text:p><text:span text:style-name="T39">function multiplica(a = 1, b) { <text:s/>//NÃO!!</text:span></text:p>
                <text:p><text:span text:style-name="T39"><text:s text:c="4"/></text:span><text:span text:style-name="T39">return a * b;</text:span></text:p>
                <text:p><text:span text:style-name="T39">}</text:span></text:p>
                <text:p><text:span text:style-name="T35"/></text:p>
                <text:p><text:span text:style-name="T35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9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90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Outras Funçõe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5"/></text:p>
                <text:p><text:span text:style-name="T39"/></text:p>
                <text:p><text:span text:style-name="T39">parseInt()</text:span></text:p>
                <text:p><text:span text:style-name="T39">parseFloat()</text:span></text:p>
                <text:p><text:span text:style-name="T39">isNaN()</text:span></text:p>
                <text:p><text:span text:style-name="T39">eval(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0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91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32">Funções - eval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5"/></text:p>
              </text:list-header>
              <text:list-item>
                <text:p><text:span text:style-name="T35">JavaScript!</text:span></text:p>
                <text:p><text:span text:style-name="T39"/></text:p>
                <text:p><text:span text:style-name="T48">let texto = 'var x = 10; console.log(x + 1);';</text:span></text:p>
                <text:p><text:span text:style-name="T48">eval(texto);</text:span></text:p>
                <text:p><text:span text:style-name="T48"/></text:p>
                <text:p><text:span text:style-name="T48">let texto = prompt('Entra JavaScript aí: ');</text:span></text:p>
                <text:p><text:span text:style-name="T48">eval(texto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1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92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49">Geração de números aleatóri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6"/></text:p>
              </text:list-header>
              <text:list-item>
                <text:p><text:span text:style-name="T35">Math.random();</text:span></text:p>
                <text:list>
                  <text:list-item>
                    <text:p><text:span text:style-name="T46"><text:s/></text:span><text:span text:style-name="T46">Gera um número pseudo-aleatório entre 0 (inclusive) e 1 (exclusive)</text:span></text:p>
                  </text:list-item>
                </text:list>
                <text:p><text:span text:style-name="T35"/></text:p>
                <text:p><text:span text:style-name="T44">Math.floor(Math.random() * 10); <text:s/>// 0 a 9</text:span></text:p>
                <text:p><text:span text:style-name="T44">Math.floor(Math.random() * 100); <text:s/>// 0 a 99</text:span></text:p>
                <text:p><text:span text:style-name="T44"/></text:p>
                <text:p><text:span text:style-name="T44">function getRandomIntInclusive(min, max) {</text:span></text:p>
                <text:p><text:span text:style-name="T44"><text:s text:c="4"/></text:span><text:span text:style-name="T44">min = Math.ceil(min);</text:span></text:p>
                <text:p><text:span text:style-name="T44"><text:s text:c="4"/></text:span><text:span text:style-name="T44">max = Math.floor(max);</text:span></text:p>
                <text:p><text:span text:style-name="T44"><text:s text:c="4"/></text:span><text:span text:style-name="T41">return Math.floor(Math.random() * (max - min + 1)) + min;</text:span></text:p>
                <text:p><text:span text:style-name="T44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2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93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49">Geração de números aleatórios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6"/></text:p>
              </text:list-header>
              <text:list-item>
                <text:p><text:span text:style-name="T35">Segurança</text:span></text:p>
                <text:list>
                  <text:list-item>
                    <text:p><text:span text:style-name="T50">Math.random()</text:span><text:span text:style-name="T46"> não gera números criptograficamente seguros</text:span></text:p>
                  </text:list-item>
                  <text:list-item>
                    <text:p><text:span text:style-name="T46">Não a use para nada relacionado a segurança</text:span></text:p>
                  </text:list-item>
                  <text:list-item>
                    <text:p><text:span text:style-name="T46">Use a API Web Crypto, mais precisamente o método </text:span><text:span text:style-name="T50">window.crypto.getRandomValues( )</text:span></text:p>
                    <text:p><text:span text:style-name="T46"/></text:p>
                    <text:p><text:span text:style-name="T44">let array = new Uint32Array(10);</text:span></text:p>
                    <text:p><text:span text:style-name="T44">window.crypto.getRandomValues(array);</text:span></text:p>
                    <text:p><text:span text:style-name="T44">console.log("Seus números da sorte são:");</text:span></text:p>
                    <text:p><text:span text:style-name="T44">for (let i = 0; i &lt; array.length; i++) {</text:span></text:p>
                    <text:p><text:span text:style-name="T44"><text:s text:c="4"/></text:span><text:span text:style-name="T44">console.log(array[i]);</text:span></text:p>
                    <text:p><text:span text:style-name="T44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3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draw:page draw:name="page94" draw:style-name="dp1" draw:master-page-name="Padrão" presentation:presentation-page-layout-name="AL2T1" presentation:use-date-time-name="dtd1">
        <draw:frame presentation:style-name="pr4" draw:text-style-name="P10" draw:layer="layout" svg:width="21.004cm" svg:height="3.647cm" svg:x="3.898cm" svg:y="-0.236cm" presentation:class="title" presentation:user-transformed="true">
          <draw:text-box>
            <text:p><text:span text:style-name="T49">Ajuda no Debug</text:span></text:p>
          </draw:text-box>
        </draw:frame>
        <draw:frame presentation:style-name="pr5" draw:text-style-name="P6" draw:layer="layout" svg:width="24.404cm" svg:height="14.878cm" svg:x="0.498cm" svg:y="3.522cm" presentation:class="outline" presentation:user-transformed="true">
          <draw:text-box>
            <text:list text:style-name="L3">
              <text:list-header>
                <text:p><text:span text:style-name="T36"/></text:p>
              </text:list-header>
              <text:list-item>
                <text:p><text:span text:style-name="T35">Computed Property Names</text:span></text:p>
                <text:list>
                  <text:list-item>
                    <text:p><text:span text:style-name="T35">adicionamos as variáveis em um objeto</text:span></text:p>
                  </text:list-item>
                </text:list>
              </text:list-item>
            </text:list>
            <text:p><text:span text:style-name="T51">console.log({obj1, obj2, obj3});</text:span></text:p>
            <text:list text:continue-numbering="true" text:style-name="L3">
              <text:list-header>
                <text:p><text:span text:style-name="T35"/></text:p>
              </text:list-header>
              <text:list-item>
                <text:p><text:span text:style-name="T35">Se os objetos tiverem as mesmas propriedades</text:span></text:p>
                <text:p><text:span text:style-name="T51">console.table([obj1, obj2, obj3]);</text:span></text:p>
                <text:p><text:span text:style-name="T35"/></text:p>
              </text:list-item>
              <text:list-item>
                <text:p><text:span text:style-name="T35">Medir tempo de execução</text:span></text:p>
                <text:p><text:span text:style-name="T51">console.time('nometimer');</text:span></text:p>
                <text:p><text:span text:style-name="T51">//SEU CODIGO</text:span></text:p>
                <text:p><text:span text:style-name="T51">console.timeEnd('nometimer'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4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33">Mostre um vetor no console (digita o nome e dá enter) e clique na seta a esquerda del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Arial3" svg:font-family="Arial" style:font-family-generic="modern" style:font-pitch="variable"/>
    <style:font-face style:name="Liberation Mono1" svg:font-family="'Liberation Mono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bold" style:font-name-asian="Times New Roman" style:font-family-asian="'Times New Roman'" style:font-family-generic-asian="roman" style:font-pitch-asian="variable" style:font-size-asian="18pt" style:font-style-asian="normal" style:font-weight-asian="bold" style:font-name-complex="Times New Roman" style:font-family-complex="'Times New Roman'" style:font-family-generic-complex="roman" style:font-pitch-complex="variable" style:font-size-complex="18pt" style:font-style-complex="normal" style:font-weight-complex="bold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Padrã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odelo_25_20Slides-background" style:display-name="Modelo%20Slides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Modelo_25_20Slides-backgroundobjects" style:display-name="Modelo%20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o_25_20Slides-notes" style:display-name="Modelo%20Slides-notes" style:family="presentation">
      <style:graphic-properties draw:stroke="none" draw:fill="none">
        <text:list-style style:name="Modelo_25_20Slides-notes" style:display-name="Modelo%20Slide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odelo_25_20Slides-outline1" style:display-name="Modelo%20Slides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Modelo_25_20Slides-outline1" style:display-name="Modelo%20Slides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outline2" style:display-name="Modelo%20Slides-outline2" style:family="presentation" style:parent-style-name="Modelo_25_20Slides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Modelo_25_20Slides-outline3" style:display-name="Modelo%20Slides-outline3" style:family="presentation" style:parent-style-name="Modelo_25_20Slides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Modelo_25_20Slides-outline4" style:display-name="Modelo%20Slides-outline4" style:family="presentation" style:parent-style-name="Modelo_25_20Slides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Modelo_25_20Slides-outline5" style:display-name="Modelo%20Slides-outline5" style:family="presentation" style:parent-style-name="Modelo_25_20Slides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Modelo_25_20Slides-outline6" style:display-name="Modelo%20Slides-outline6" style:family="presentation" style:parent-style-name="Modelo_25_20Slides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Modelo_25_20Slides-outline7" style:display-name="Modelo%20Slides-outline7" style:family="presentation" style:parent-style-name="Modelo_25_20Slides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Modelo_25_20Slides-outline8" style:display-name="Modelo%20Slides-outline8" style:family="presentation" style:parent-style-name="Modelo_25_20Slides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Modelo_25_20Slides-outline9" style:display-name="Modelo%20Slides-outline9" style:family="presentation" style:parent-style-name="Modelo_25_20Slides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Modelo_25_20Slides-subtitle" style:display-name="Modelo%20Slides-subtitle" style:family="presentation">
      <style:graphic-properties draw:stroke="none" draw:fill="none" draw:textarea-vertical-align="middle">
        <text:list-style style:name="Modelo_25_20Slides-subtitle" style:display-name="Modelo%20Slides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_25_20Slides-title" style:display-name="Modelo%20Slides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odelo_25_20Slides-title" style:display-name="Modelo%20Slide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ed190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24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004cm" svg:height="3.647cm" svg:x="3.898cm" svg:y="-0.236cm" presentation:class="title" presentation:placeholder="true">
        <draw:text-box/>
      </draw:frame>
      <draw:frame presentation:style-name="Padrão-outline1" draw:layer="backgroundobjects" svg:width="24.404cm" svg:height="11.049cm" svg:x="0.498cm" svg:y="3.522cm" presentation:class="outline" presentation:placeholder="true">
        <draw:text-box/>
      </draw:frame>
      <draw:frame presentation:style-name="Mpr1" draw:text-style-name="MP6" draw:layer="backgroundobjects" svg:width="7.197cm" svg:height="1.023cm" svg:x="18.202cm" svg:y="18.124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Line 8" draw:style-name="Mgr3" draw:text-style-name="MP7" draw:layer="backgroundobjects" svg:x1="0cm" svg:y1="3.325cm" svg:x2="25.4cm" svg:y2="3.325cm">
        <text:p/>
      </draw:line>
      <draw:frame draw:style-name="Mgr4" draw:text-style-name="MP8" draw:layer="backgroundobjects" svg:width="1.956cm" svg:height="2.714cm" svg:x="0.242cm" svg:y="0.286cm">
        <draw:image xlink:href="Pictures/10000201000001BC00000268A4DB9110F298C14A.png" xlink:type="simple" xlink:show="embed" xlink:actuate="onLoad" draw:mime-type="image/png">
          <text:p/>
        </draw:image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odelo_25_20Slides" style:display-name="Modelo%20Slides" style:page-layout-name="PM1" draw:style-name="Mdp1">
      <draw:line draw:name="Line 5" draw:style-name="Mgr3" draw:text-style-name="MP7" draw:layer="backgroundobjects" svg:x1="0cm" svg:y1="8.123cm" svg:x2="25.4cm" svg:y2="8.123cm">
        <text:p/>
      </draw:line>
      <draw:frame presentation:style-name="Modelo_25_20Slides-title" draw:layer="backgroundobjects" svg:width="21.004cm" svg:height="3.647cm" svg:x="3.898cm" svg:y="-0.236cm" presentation:class="title" presentation:placeholder="true">
        <draw:text-box/>
      </draw:frame>
      <draw:frame presentation:style-name="Modelo_25_20Slides-outline1" draw:layer="backgroundobjects" svg:width="24.404cm" svg:height="11.049cm" svg:x="0.498cm" svg:y="3.522cm" presentation:class="outline" presentation:placeholder="true">
        <draw:text-box/>
      </draw:frame>
      <draw:frame draw:style-name="Mgr4" draw:text-style-name="MP8" draw:layer="backgroundobjects" svg:width="21.257cm" svg:height="3.8cm" svg:x="2.356cm" svg:y="12.997cm">
        <draw:image xlink:href="Pictures/1000020100000D740000026822845FF4672BD778.png" xlink:type="simple" xlink:show="embed" xlink:actuate="onLoad" draw:mime-type="image/png">
          <text:p/>
        </draw:image>
      </draw:frame>
      <presentation:notes style:page-layout-name="PM0">
        <draw:page-thumbnail presentation:style-name="Modelo_25_20Slides-title" draw:layer="backgroundobjects" svg:width="0.001cm" svg:height="0.001cm" svg:x="0cm" svg:y="1.93cm" presentation:class="page"/>
        <draw:frame presentation:style-name="Modelo_25_20Slides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ogramação JAVA  para a Internet  Applets, Servlets, JSP</dc:title>
    <meta:creation-date>2012-08-17T14:11:39</meta:creation-date>
    <meta:editing-cycles>345</meta:editing-cycles>
    <meta:editing-duration>P1DT4H32M16S</meta:editing-duration>
    <meta:generator>LibreOffice/7.1.5.2$Linux_X86_64 LibreOffice_project/85f04e9f809797b8199d13c421bd8a2b025d52b5</meta:generator>
    <dc:date>2021-09-08T15:36:19.090977145</dc:date>
    <dc:creator>Rafael Orbolato</dc:creator>
    <meta:document-statistic meta:object-count="402"/>
  </office:meta>
</office:document-meta>
</file>